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96612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style:font-name="Courier New" style:font-name-asian="Courier New" style:font-name-complex="Courier New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c0"/>
    </style:style>
    <style:style style:name="T6" style:family="text">
      <style:text-properties fo:color="#557f5f"/>
    </style:style>
    <style:style style:name="T7" style:family="text">
      <style:text-properties fo:color="#00ae00"/>
    </style:style>
    <style:style style:name="T8" style:family="text">
      <style:text-properties fo:color="#00ae00" fo:font-weight="bold" style:font-weight-asian="bold" style:font-weight-complex="bold"/>
    </style:style>
    <style:style style:name="T9" style:family="text">
      <style:text-properties fo:color="#3f55bf"/>
    </style:style>
    <style:style style:name="T10" style:family="text">
      <style:text-properties fo:color="#7f9fbf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0000"/>
    </style:style>
    <style:style style:name="T13" style:family="text">
      <style:text-properties fo:color="#896612"/>
    </style:style>
    <style:style style:name="T14" style:family="text">
      <style:text-properties fo:color="#008080"/>
    </style:style>
    <style:style style:name="T15" style:family="text">
      <style:text-properties fo:color="#3f7f7f"/>
    </style:style>
    <style:style style:name="T16" style:family="text">
      <style:text-properties fo:color="#7f007f"/>
    </style:style>
    <style:style style:name="T17" style:family="text">
      <style:text-properties fo:color="#2a00ff" fo:font-style="italic" style:font-style-asian="italic" style:font-style-complex="italic"/>
    </style:style>
    <style:style style:name="T18" style:family="text">
      <style:text-properties fo:color="#808080"/>
    </style:style>
    <style:style style:name="T19" style:family="text">
      <style:text-properties fo:color="#0082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zablon strony głównej kategorii</text:p>
      <text:p text:style-name="P2"/>
      <text:p text:style-name="P1">1. //src/Application/ShopAdminBundle/Resources/views/Category/index.html.twig</text:p>
      <text:p text:style-name="P1"/>
      <text:p text:style-name="P3">{% extends 'ApplicationShopAdminBundle::layout.html.twig' %}</text:p>
      <text:p text:style-name="P10"/>
      <text:p text:style-name="P10">{% block title %}Start{% endblock %}</text:p>
      <text:p text:style-name="P10"/>
      <text:p text:style-name="P10">{% block stylesheets %}{% endblock %}</text:p>
      <text:p text:style-name="P10"/>
      <text:p text:style-name="P10">{% block javascripts %}{% endblock %}</text:p>
      <text:p text:style-name="P10"/>
      <text:p text:style-name="P10">{% block body %}</text:p>
      <text:p text:style-name="P10">&lt;div class="container-fluid"&gt;</text:p>
      <text:p text:style-name="P10"><text:s text:c="4"/>&lt;div class="row"&gt;</text:p>
      <text:p text:style-name="P10"><text:s text:c="8"/>&lt;div class="col-md-12"&gt;</text:p>
      <text:p text:style-name="P10"><text:s text:c="4"/></text:p>
      <text:p text:style-name="P10"><text:s text:c="12"/>&lt;h1 class="page-header"&gt;Category list&lt;/h1&gt;</text:p>
      <text:p text:style-name="P10"><text:s text:c="12"/></text:p>
      <text:p text:style-name="P10"><text:s text:c="12"/>&lt;div class="table-responsive"&gt;</text:p>
      <text:p text:style-name="P10"><text:s text:c="12"/>&lt;table class="table table-striped table-hover"&gt;</text:p>
      <text:p text:style-name="P10"><text:s text:c="16"/>&lt;thead&gt;</text:p>
      <text:p text:style-name="P10"><text:s text:c="20"/>&lt;tr&gt;</text:p>
      <text:p text:style-name="P10"><text:s text:c="24"/>&lt;th&gt;Id&lt;/th&gt;</text:p>
      <text:p text:style-name="P10"><text:s text:c="24"/>&lt;th&gt;Image&lt;/th&gt;</text:p>
      <text:p text:style-name="P10"><text:s text:c="24"/>&lt;th&gt;Title&lt;/th&gt;</text:p>
      <text:p text:style-name="P10"><text:s text:c="24"/>&lt;th&gt;Slug&lt;/th&gt;</text:p>
      <text:p text:style-name="P10"><text:s text:c="24"/>&lt;th&gt;Is active&lt;/th&gt;</text:p>
      <text:p text:style-name="P10"><text:s text:c="24"/>&lt;th&gt;Created at&lt;/th&gt;</text:p>
      <text:p text:style-name="P10"><text:s text:c="24"/>&lt;th&gt;Updated at&lt;/th&gt;</text:p>
      <text:p text:style-name="P10"><text:s text:c="24"/>&lt;th&gt;Actions&lt;/th&gt;</text:p>
      <text:p text:style-name="P10"><text:s text:c="20"/>&lt;/tr&gt;</text:p>
      <text:p text:style-name="P10"><text:s text:c="16"/>&lt;/thead&gt;</text:p>
      <text:p text:style-name="P10"><text:s text:c="16"/>&lt;tbody&gt;</text:p>
      <text:p text:style-name="P10"><text:s text:c="16"/>{% for entity in entities %}</text:p>
      <text:p text:style-name="P10"><text:s text:c="20"/>&lt;tr&gt;</text:p>
      <text:p text:style-name="P10"><text:s text:c="24"/>&lt;td&gt;{{ loop.index }}&lt;/td&gt;</text:p>
      <text:p text:style-name="P10"><text:s text:c="24"/>&lt;td&gt;{#{{ entity.image }}#}</text:p>
      <text:p text:style-name="P11"><text:s text:c="28"/>{% if entity.image is empty %} <text:s text:c="2"/></text:p>
      <text:p text:style-name="P11"><text:s text:c="32"/>&lt;p&gt;No image.&lt;/p&gt;</text:p>
      <text:p text:style-name="P11"><text:s text:c="28"/>{% else %}</text:p>
      <text:p text:style-name="P11"><text:s text:c="32"/>&lt;img width="40px" class="img-responsive img-center" src="{{ asset('bundles/applicationshop/images/category/') }}{{ entity.image }}" alt="{{ entity.title|raw }}"&gt;</text:p>
      <text:p text:style-name="P11"><text:s text:c="28"/>{% endif %}</text:p>
      <text:p text:style-name="P10"><text:s text:c="24"/>&lt;/td&gt;</text:p>
      <text:p text:style-name="P10"><text:s text:c="24"/>&lt;td&gt;&lt;a href="{{ path('application_admin_category_show', { 'id': entity.id }) }}"&gt;{{ entity.title }}&lt;/a&gt;&lt;/td&gt;</text:p>
      <text:p text:style-name="P10"><text:s text:c="24"/>&lt;td&gt;{{ entity.slug }}&lt;/td&gt;</text:p>
      <text:p text:style-name="P10"><text:s text:c="24"/>&lt;td&gt;</text:p>
      <text:p text:style-name="P10"><text:s text:c="28"/>{#{{ entity.isActive }}#}</text:p>
      <text:p text:style-name="P11"><text:s text:c="28"/>{% if entity.isActive %}</text:p>
      <text:p text:style-name="P11"><text:s text:c="32"/>&lt;a class="btn btn-success btn-xs" href="{{ path('application_admin_category_status', { 'id': entity.id }) }}"&gt;&lt;i class="fa fa-fw fa-check"&gt;&lt;/i&gt;&lt;/a&gt;</text:p>
      <text:p text:style-name="P11"><text:s text:c="28"/>{% else %}</text:p>
      <text:p text:style-name="P11"><text:s text:c="32"/>&lt;a class="btn btn-danger btn-xs" href="{{ path('application_admin_category_status', { 'id': entity.id }) }}"&gt;&lt;i class="fa fa-fw fa-close"&gt;&lt;/i&gt;&lt;/a&gt;</text:p>
      <text:p text:style-name="P11"><text:s text:c="28"/>{% endif %}</text:p>
      <text:p text:style-name="P10"><text:s text:c="24"/>&lt;/td&gt;</text:p>
      <text:p text:style-name="P10"><text:s text:c="24"/>&lt;td&gt;{% if entity.createdat %}{{ entity.createdat|date('Y-m-d H:i:s') }}{% endif %}&lt;/td&gt;</text:p>
      <text:p text:style-name="P10"><text:soft-page-break/><text:s text:c="24"/>&lt;td&gt;{% if entity.updatedat %}{{ entity.updatedat|date('Y-m-d H:i:s') }}{% endif %}&lt;/td&gt;</text:p>
      <text:p text:style-name="P10"><text:s text:c="24"/>&lt;td&gt;</text:p>
      <text:p text:style-name="P10"><text:s text:c="28"/>&lt;a class="btn btn-primary btn-xs" href="{{ path('application_admin_category_show', { 'id': entity.id }) }}"&gt;&lt;i class="fa fa-fw fa-file-text-o"&gt;&lt;/i&gt;show&lt;/a&gt;</text:p>
      <text:p text:style-name="P10"><text:s text:c="28"/>&lt;a class="btn btn-primary btn-xs" href="{{ path('application_admin_category_edit', { 'id': entity.id }) }}"&gt;&lt;i class="fa fa-fw fa-file-text-o"&gt;&lt;/i&gt;edit&lt;/a&gt;</text:p>
      <text:p text:style-name="P11"><text:s text:c="28"/>&lt;a class="btn btn-danger btn-xs" href="{{ path('application_admin_category_remove', { 'id': entity.id }) }}" onclick="if(!confirm('{% trans %}Are you sure?{% endtrans %}')) { return false; }"&gt;&lt;i class="fa fa-fw fa-close"&gt;&lt;/i&gt;delete&lt;/a&gt;</text:p>
      <text:p text:style-name="P10"><text:s text:c="24"/>&lt;/td&gt;</text:p>
      <text:p text:style-name="P10"><text:s text:c="20"/>&lt;/tr&gt;</text:p>
      <text:p text:style-name="P10"><text:s text:c="16"/>{% endfor %}</text:p>
      <text:p text:style-name="P10"><text:s text:c="16"/>&lt;/tbody&gt;</text:p>
      <text:p text:style-name="P10"><text:s text:c="12"/>&lt;/table&gt;</text:p>
      <text:p text:style-name="P10"><text:s text:c="12"/>&lt;/div&gt;</text:p>
      <text:p text:style-name="P10"><text:s text:c="12"/>&lt;a class="btn btn-default" href="{{ path('application_admin_category_new') }}"&gt;Create a new category&lt;/a&gt;</text:p>
      <text:p text:style-name="P10"><text:s text:c="4"/></text:p>
      <text:p text:style-name="P10"><text:s text:c="8"/>&lt;/div&gt;</text:p>
      <text:p text:style-name="P10"><text:s text:c="4"/>&lt;/div&gt;</text:p>
      <text:p text:style-name="P10">&lt;/div&gt;</text:p>
      <text:p text:style-name="P10">{% endblock %}</text:p>
      <text:p text:style-name="P1"/>
      <text:p text:style-name="P1"/>
      <text:p text:style-name="P1">2. Dodajemy dwie nowe akcje status i remove</text:p>
      <text:p text:style-name="P1">//src/Application/ShopAdminBundle/Resources/config/routing/category.yml</text:p>
      <text:p text:style-name="P1">...</text:p>
      <text:p text:style-name="P4">application_admin_category_status:</text:p>
      <text:p text:style-name="P11"><text:s text:c="4"/>path: <text:s text:c="4"/>/{id}/status</text:p>
      <text:p text:style-name="P11"><text:s text:c="4"/>defaults: { _controller: "ApplicationShopAdminBundle:Category:status" }</text:p>
      <text:p text:style-name="P11"><text:s text:c="4"/></text:p>
      <text:p text:style-name="P11">application_admin_category_remove:</text:p>
      <text:p text:style-name="P11"><text:s text:c="4"/>path: <text:s text:c="4"/>/{id}/remove</text:p>
      <text:p text:style-name="P11"><text:s text:c="4"/>defaults: { _controller: "ApplicationShopAdminBundle:Category:remove" }</text:p>
      <text:p text:style-name="P1"/>
      <text:p text:style-name="P5">3. W kontrolerze dodajemy dwie metody</text:p>
      <text:p text:style-name="P5">//src/Application/ShopAdminBundle/Controller/CategoryController.php</text:p>
      <text:p text:style-name="P5"/>
      <text:p text:style-name="P8"><text:span text:style-name="T1"><text:s text:c="4"/></text:span><text:span text:style-name="T8">public function </text:span><text:span text:style-name="T7">statusAction(Request $request, $id)</text:span></text:p>
      <text:p text:style-name="P12"><text:s text:c="4"/>{</text:p>
      <text:p text:style-name="P12"><text:s text:c="8"/>$em = $this-&gt;getDoctrine()-&gt;getManager();</text:p>
      <text:p text:style-name="P10"/>
      <text:p text:style-name="P10"><text:span text:style-name="T1"><text:s text:c="8"/>$entity = $em-&gt;getRepository(</text:span><text:span text:style-name="T5">'ApplicationShopAdminBundle:Category'</text:span><text:span text:style-name="T1">)-&gt;find($id);</text:span></text:p>
      <text:p text:style-name="P10"/>
      <text:p text:style-name="P10"><text:span text:style-name="T1"><text:s text:c="8"/></text:span><text:span text:style-name="T4">if </text:span><text:span text:style-name="T1">(!$entity) {</text:span></text:p>
      <text:p text:style-name="P10"><text:span text:style-name="T1"><text:s text:c="12"/></text:span><text:span text:style-name="T4">throw </text:span><text:span text:style-name="T1">$this-&gt;createNotFoundException(</text:span><text:span text:style-name="T5">'Unable to find Product entity.'</text:span><text:span text:style-name="T1">);</text:span></text:p>
      <text:p text:style-name="P12"><text:s text:c="8"/>}</text:p>
      <text:p text:style-name="P12"><text:s text:c="8"/></text:p>
      <text:p text:style-name="P10"><text:span text:style-name="T1"><text:s text:c="8"/></text:span><text:span text:style-name="T4">if</text:span><text:span text:style-name="T1">(!$entity-&gt;getIsActive()) {</text:span></text:p>
      <text:p text:style-name="P10"><text:span text:style-name="T1"><text:tab/> <text:s text:c="5"/>$entity-&gt;setIsActive(</text:span><text:span text:style-name="T4">true</text:span><text:span text:style-name="T1">);</text:span></text:p>
      <text:p text:style-name="P10"><text:span text:style-name="T1"><text:tab/> <text:s text:c="5"/></text:span><text:span text:style-name="T6">//$entity-&gt;save();</text:span></text:p>
      <text:p text:style-name="P12"><text:tab/> <text:s text:c="3"/>}</text:p>
      <text:p text:style-name="P10"><text:span text:style-name="T1"><text:tab/> <text:s text:c="3"/></text:span><text:span text:style-name="T4">else </text:span><text:span text:style-name="T1">{</text:span></text:p>
      <text:p text:style-name="P10"><text:span text:style-name="T1"><text:tab/> <text:s text:c="5"/>$entity-&gt;setIsActive(</text:span><text:span text:style-name="T4">false</text:span><text:span text:style-name="T1">);</text:span></text:p>
      <text:p text:style-name="P10"><text:span text:style-name="T1"><text:tab/> <text:s text:c="5"/></text:span><text:span text:style-name="T6">//$entity-&gt;save();</text:span></text:p>
      <text:p text:style-name="P12"><text:tab/> <text:s text:c="3"/>}</text:p>
      <text:p text:style-name="P12"><text:s text:c="8"/></text:p>
      <text:p text:style-name="P10"><text:span text:style-name="T1"><text:tab/> <text:s text:c="3"/></text:span><text:span text:style-name="T6">//!$entity-&gt;getIsActive() ? $entity-&gt;setIsActive(true) : $entity-</text:span><text:soft-page-break/><text:span text:style-name="T6">&gt;setIsActive(false);</text:span></text:p>
      <text:p text:style-name="P12"><text:tab/> <text:s text:c="3"/></text:p>
      <text:p text:style-name="P12"><text:s text:c="8"/>$em-&gt;persist($entity);</text:p>
      <text:p text:style-name="P12"><text:s text:c="8"/>$em-&gt;flush();</text:p>
      <text:p text:style-name="P10"/>
      <text:p text:style-name="P10"><text:span text:style-name="T1"><text:s text:c="8"/></text:span><text:span text:style-name="T4">return </text:span><text:span text:style-name="T1">$this-&gt;redirect($this-&gt;generateUrl(</text:span><text:span text:style-name="T5">'application_admin_category'</text:span><text:span text:style-name="T1">));</text:span></text:p>
      <text:p text:style-name="P12"><text:s text:c="4"/>}</text:p>
      <text:p text:style-name="P12"><text:s text:c="4"/></text:p>
      <text:p text:style-name="P10"><text:span text:style-name="T1"><text:s text:c="4"/></text:span><text:span text:style-name="T8">public function </text:span><text:span text:style-name="T7">removeAction(Request $request, $id)</text:span></text:p>
      <text:p text:style-name="P12"><text:s text:c="4"/>{</text:p>
      <text:p text:style-name="P12"><text:s text:c="8"/>$em = $this-&gt;getDoctrine()-&gt;getManager();</text:p>
      <text:p text:style-name="P10"/>
      <text:p text:style-name="P10"><text:span text:style-name="T1"><text:s text:c="8"/>$entity = $em-&gt;getRepository(</text:span><text:span text:style-name="T5">'ApplicationShopAdminBundle:Category'</text:span><text:span text:style-name="T1">)-&gt;find($id);</text:span></text:p>
      <text:p text:style-name="P10"/>
      <text:p text:style-name="P10"><text:span text:style-name="T1"><text:s text:c="8"/></text:span><text:span text:style-name="T4">if </text:span><text:span text:style-name="T1">(!$entity) {</text:span></text:p>
      <text:p text:style-name="P10"><text:span text:style-name="T1"><text:s text:c="12"/></text:span><text:span text:style-name="T4">throw </text:span><text:span text:style-name="T1">$this-&gt;createNotFoundException(</text:span><text:span text:style-name="T5">'Unable to find Product entity.'</text:span><text:span text:style-name="T1">);</text:span></text:p>
      <text:p text:style-name="P12"><text:s text:c="8"/>}</text:p>
      <text:p text:style-name="P12"><text:s text:c="8"/></text:p>
      <text:p text:style-name="P12"><text:s text:c="8"/>$em-&gt;remove($entity);</text:p>
      <text:p text:style-name="P12"><text:s text:c="8"/>$em-&gt;flush();</text:p>
      <text:p text:style-name="P12"><text:s text:c="8"/></text:p>
      <text:p text:style-name="P10"><text:span text:style-name="T1"><text:s text:c="8"/></text:span><text:span text:style-name="T4">return </text:span><text:span text:style-name="T1">$this-&gt;redirect($this-&gt;generateUrl(</text:span><text:span text:style-name="T5">'application_admin_category'</text:span><text:span text:style-name="T1">));</text:span></text:p>
      <text:p text:style-name="P12"><text:s text:c="4"/>}</text:p>
      <text:p text:style-name="P12"/>
      <text:p text:style-name="P7">Szablon show kategorii</text:p>
      <text:p text:style-name="P5"/>
      <text:p text:style-name="P5">1. Musimy dodać obrazki kategorii</text:p>
      <text:p text:style-name="P5">//shop/web/bundles/applicationshop/images/category</text:p>
      <text:p text:style-name="P5"/>
      <text:p text:style-name="P5">2. src/Application/ShopAdminBundle/Resources/views/Category/show.html.twig</text:p>
      <text:p text:style-name="P5"/>
      <text:p text:style-name="P8"><text:span text:style-name="T13">{%</text:span><text:span text:style-name="T4"> extends </text:span><text:span text:style-name="T5">'ApplicationShopAdminBundle::layout.html.twig'</text:span><text:span text:style-name="T4"> </text:span><text:span text:style-name="T13">%}</text:span></text:p>
      <text:p text:style-name="P10"/>
      <text:p text:style-name="P10"><text:span text:style-name="T13">{%</text:span><text:span text:style-name="T4"> block </text:span><text:span text:style-name="T1">title</text:span><text:span text:style-name="T4"> </text:span><text:span text:style-name="T13">%}</text:span><text:span text:style-name="T1">Start</text:span><text:span text:style-name="T13">{%</text:span><text:span text:style-name="T4"> endblock </text:span><text:span text:style-name="T13">%}</text:span></text:p>
      <text:p text:style-name="P10"/>
      <text:p text:style-name="P10"><text:span text:style-name="T13">{%</text:span><text:span text:style-name="T4"> block </text:span><text:span text:style-name="T1">stylesheets</text:span><text:span text:style-name="T4"> </text:span><text:span text:style-name="T13">%}{%</text:span><text:span text:style-name="T4"> endblock </text:span><text:span text:style-name="T13">%}</text:span></text:p>
      <text:p text:style-name="P10"/>
      <text:p text:style-name="P10"><text:span text:style-name="T13">{%</text:span><text:span text:style-name="T4"> block </text:span><text:span text:style-name="T1">javascripts</text:span><text:span text:style-name="T4"> </text:span><text:span text:style-name="T13">%}{%</text:span><text:span text:style-name="T4"> endblock </text:span><text:span text:style-name="T13">%}</text:span></text:p>
      <text:p text:style-name="P10"/>
      <text:p text:style-name="P10"><text:span text:style-name="T13">{%</text:span><text:span text:style-name="T4"> block </text:span><text:span text:style-name="T1">body</text:span><text:span text:style-name="T4"> </text:span><text:span text:style-name="T13">%}</text:span></text:p>
      <text:p text:style-name="P10"><text:span text:style-name="T14">&lt;</text:span><text:span text:style-name="T15">div</text:span> <text:span text:style-name="T16">class</text:span><text:span text:style-name="T1">=</text:span><text:span text:style-name="T17">"container-fluid"</text:span><text:span text:style-name="T14">&gt;</text:span></text:p>
      <text:p text:style-name="P10"><text:span text:style-name="T1"><text:s text:c="4"/></text:span><text:span text:style-name="T14">&lt;</text:span><text:span text:style-name="T15">div</text:span> <text:span text:style-name="T16">class</text:span><text:span text:style-name="T1">=</text:span><text:span text:style-name="T17">"row"</text:span><text:span text:style-name="T14">&gt;</text:span></text:p>
      <text:p text:style-name="P10"><text:span text:style-name="T1"><text:s text:c="8"/></text:span><text:span text:style-name="T14">&lt;</text:span><text:span text:style-name="T15">div</text:span> <text:span text:style-name="T16">class</text:span><text:span text:style-name="T1">=</text:span><text:span text:style-name="T17">"col-md-12"</text:span><text:span text:style-name="T14">&gt;</text:span></text:p>
      <text:p text:style-name="P10"><text:span text:style-name="T1"><text:s text:c="12"/></text:span><text:span text:style-name="T14">&lt;</text:span><text:span text:style-name="T15">h1</text:span> <text:span text:style-name="T16">class</text:span><text:span text:style-name="T1">=</text:span><text:span text:style-name="T17">"page-header"</text:span><text:span text:style-name="T14">&gt;</text:span><text:span text:style-name="T1">Category</text:span><text:span text:style-name="T14">&lt;/</text:span><text:span text:style-name="T15">h1</text:span><text:span text:style-name="T14">&gt;</text:span></text:p>
      <text:p text:style-name="P10"><text:span text:style-name="T1"><text:s text:c="8"/></text:span><text:span text:style-name="T14">&lt;/</text:span><text:span text:style-name="T15">div</text:span><text:span text:style-name="T14">&gt;</text:span></text:p>
      <text:p text:style-name="P10"><text:span text:style-name="T1"><text:s text:c="4"/></text:span><text:span text:style-name="T14">&lt;/</text:span><text:span text:style-name="T15">div</text:span><text:span text:style-name="T14">&gt;</text:span></text:p>
      <text:p text:style-name="P10"><text:span text:style-name="T1"><text:s text:c="4"/></text:span><text:span text:style-name="T14">&lt;</text:span><text:span text:style-name="T15">div</text:span> <text:span text:style-name="T16">class</text:span><text:span text:style-name="T1">=</text:span><text:span text:style-name="T17">"row"</text:span><text:span text:style-name="T14">&gt;</text:span></text:p>
      <text:p text:style-name="P12"><text:s text:c="4"/></text:p>
      <text:p text:style-name="P10"><text:span text:style-name="T1"><text:s text:c="8"/></text:span><text:span text:style-name="T14">&lt;</text:span><text:span text:style-name="T15">div</text:span> <text:span text:style-name="T16">class</text:span><text:span text:style-name="T1">=</text:span><text:span text:style-name="T17">"col-md-6"</text:span><text:span text:style-name="T14">&gt;</text:span></text:p>
      <text:p text:style-name="P10"><text:span text:style-name="T1"><text:s text:c="12"/></text:span><text:span text:style-name="T13">{%</text:span><text:span text:style-name="T4"> if </text:span><text:span text:style-name="T1">entity</text:span><text:span text:style-name="T18">.</text:span><text:span text:style-name="T1">image</text:span><text:span text:style-name="T4"> is </text:span><text:span text:style-name="T1">empty</text:span><text:span text:style-name="T4"> </text:span><text:span text:style-name="T13">%}</text:span><text:span text:style-name="T1"> <text:s text:c="2"/></text:span></text:p>
      <text:p text:style-name="P10"><text:span text:style-name="T1"><text:s text:c="16"/></text:span><text:span text:style-name="T14">&lt;</text:span><text:span text:style-name="T15">p</text:span><text:span text:style-name="T14">&gt;</text:span><text:span text:style-name="T1">No image.</text:span><text:span text:style-name="T14">&lt;/</text:span><text:span text:style-name="T15">p</text:span><text:span text:style-name="T14">&gt;</text:span></text:p>
      <text:p text:style-name="P10"><text:span text:style-name="T1"><text:s text:c="12"/></text:span><text:span text:style-name="T13">{%</text:span><text:span text:style-name="T4"> else </text:span><text:span text:style-name="T13">%}</text:span></text:p>
      <text:p text:style-name="P10"><text:span text:style-name="T1"><text:s text:c="16"/></text:span><text:span text:style-name="T14">&lt;</text:span><text:span text:style-name="T15">img</text:span> <text:span text:style-name="T16">class</text:span><text:span text:style-name="T1">=</text:span><text:span text:style-name="T17">"img-responsive img-center"</text:span> <text:span text:style-name="T16">src</text:span><text:span text:style-name="T1">=</text:span>"<text:span text:style-name="T13">{{</text:span><text:span text:style-name="T4"> </text:span><text:span text:style-name="T1">asset</text:span><text:span text:style-name="T18">(</text:span><text:span text:style-name="T5">'bundles/applicationshop/images/category/'</text:span><text:span text:style-name="T18">)</text:span><text:span text:style-name="T4"> </text:span><text:span text:style-name="T13">}}{{</text:span><text:span text:style-name="T4"> </text:span><text:span text:style-name="T1">entity</text:span><text:span text:style-name="T18">.</text:span><text:span text:style-name="T1">image</text:span><text:span text:style-name="T4"> </text:span><text:span text:style-name="T13">}}</text:span>" <text:span text:style-name="T16">alt</text:span><text:span text:style-name="T1">=</text:span>"<text:span text:style-name="T13">{{</text:span><text:span text:style-name="T4"> </text:span><text:span text:style-name="T1">entity</text:span><text:span text:style-name="T18">.</text:span><text:span text:style-name="T1">title</text:span><text:span text:style-name="T18">|</text:span><text:span text:style-name="T1">raw</text:span><text:span text:style-name="T4"> </text:span><text:span text:style-name="T13">}}</text:span>"<text:span text:style-name="T14">&gt;</text:span></text:p>
      <text:p text:style-name="P10"><text:span text:style-name="T1"><text:s text:c="12"/></text:span><text:span text:style-name="T13">{%</text:span><text:span text:style-name="T4"> endif </text:span><text:span text:style-name="T13">%}</text:span></text:p>
      <text:p text:style-name="P10"><text:span text:style-name="T1"><text:s text:c="8"/></text:span><text:span text:style-name="T14">&lt;/</text:span><text:span text:style-name="T15">div</text:span><text:span text:style-name="T14">&gt;</text:span></text:p>
      <text:p text:style-name="P10"><text:span text:style-name="T1"><text:s text:c="8"/></text:span><text:span text:style-name="T14">&lt;</text:span><text:span text:style-name="T15">div</text:span> <text:span text:style-name="T16">class</text:span><text:span text:style-name="T1">=</text:span><text:span text:style-name="T17">"col-md-6"</text:span><text:span text:style-name="T14">&gt;</text:span></text:p>
      <text:p text:style-name="P10"/>
      <text:p text:style-name="P10"><text:soft-page-break/><text:span text:style-name="T1"><text:s text:c="12"/></text:span><text:span text:style-name="T14">&lt;</text:span><text:span text:style-name="T15">table</text:span> <text:span text:style-name="T16">class</text:span><text:span text:style-name="T1">=</text:span><text:span text:style-name="T17">"table table-striped table-hover"</text:span><text:span text:style-name="T14">&gt;</text:span></text:p>
      <text:p text:style-name="P10"><text:span text:style-name="T1"><text:s text:c="16"/></text:span><text:span text:style-name="T14">&lt;</text:span><text:span text:style-name="T15">tbody</text:span><text:span text:style-name="T14">&gt;</text:span></text:p>
      <text:p text:style-name="P10"><text:span text:style-name="T1"><text:s text:c="20"/></text:span><text:span text:style-name="T14">&lt;</text:span><text:span text:style-name="T15">tr</text:span><text:span text:style-name="T14">&gt;</text:span></text:p>
      <text:p text:style-name="P10"><text:span text:style-name="T1"><text:s text:c="24"/></text:span><text:span text:style-name="T14">&lt;</text:span><text:span text:style-name="T15">th</text:span><text:span text:style-name="T14">&gt;</text:span><text:span text:style-name="T1">Id</text:span><text:span text:style-name="T14">&lt;/</text:span><text:span text:style-name="T15">th</text:span><text:span text:style-name="T14">&gt;</text:span></text:p>
      <text:p text:style-name="P10"><text:span text:style-name="T1"><text:s text:c="24"/></text:span><text:span text:style-name="T14">&lt;</text:span><text:span text:style-name="T15">td</text:span><text:span text:style-name="T14">&gt;</text:span><text:span text:style-name="T13">{{</text:span><text:span text:style-name="T4"> </text:span><text:span text:style-name="T1">entity</text:span><text:span text:style-name="T18">.</text:span><text:span text:style-name="T1">id</text:span><text:span text:style-name="T4"> </text:span><text:span text:style-name="T13">}}</text:span><text:span text:style-name="T14">&lt;/</text:span><text:span text:style-name="T15">td</text:span><text:span text:style-name="T14">&gt;</text:span></text:p>
      <text:p text:style-name="P10"><text:span text:style-name="T1"><text:s text:c="20"/></text:span><text:span text:style-name="T14">&lt;/</text:span><text:span text:style-name="T15">tr</text:span><text:span text:style-name="T14">&gt;</text:span></text:p>
      <text:p text:style-name="P10"><text:span text:style-name="T1"><text:s text:c="20"/></text:span><text:span text:style-name="T14">&lt;</text:span><text:span text:style-name="T15">tr</text:span><text:span text:style-name="T14">&gt;</text:span></text:p>
      <text:p text:style-name="P10"><text:span text:style-name="T1"><text:s text:c="24"/></text:span><text:span text:style-name="T14">&lt;</text:span><text:span text:style-name="T15">th</text:span><text:span text:style-name="T14">&gt;</text:span><text:span text:style-name="T1">Title</text:span><text:span text:style-name="T14">&lt;/</text:span><text:span text:style-name="T15">th</text:span><text:span text:style-name="T14">&gt;</text:span></text:p>
      <text:p text:style-name="P10"><text:span text:style-name="T1"><text:s text:c="24"/></text:span><text:span text:style-name="T14">&lt;</text:span><text:span text:style-name="T15">td</text:span><text:span text:style-name="T14">&gt;</text:span><text:span text:style-name="T13">{{</text:span><text:span text:style-name="T4"> </text:span><text:span text:style-name="T1">entity</text:span><text:span text:style-name="T18">.</text:span><text:span text:style-name="T1">title</text:span><text:span text:style-name="T4"> </text:span><text:span text:style-name="T13">}}</text:span><text:span text:style-name="T14">&lt;/</text:span><text:span text:style-name="T15">td</text:span><text:span text:style-name="T14">&gt;</text:span></text:p>
      <text:p text:style-name="P10"><text:span text:style-name="T1"><text:s text:c="20"/></text:span><text:span text:style-name="T14">&lt;/</text:span><text:span text:style-name="T15">tr</text:span><text:span text:style-name="T14">&gt;</text:span></text:p>
      <text:p text:style-name="P10"><text:span text:style-name="T1"><text:s text:c="20"/></text:span><text:span text:style-name="T14">&lt;</text:span><text:span text:style-name="T15">tr</text:span><text:span text:style-name="T14">&gt;</text:span></text:p>
      <text:p text:style-name="P10"><text:span text:style-name="T1"><text:s text:c="24"/></text:span><text:span text:style-name="T14">&lt;</text:span><text:span text:style-name="T15">th</text:span><text:span text:style-name="T14">&gt;</text:span><text:span text:style-name="T1">Slug</text:span><text:span text:style-name="T14">&lt;/</text:span><text:span text:style-name="T15">th</text:span><text:span text:style-name="T14">&gt;</text:span></text:p>
      <text:p text:style-name="P10"><text:span text:style-name="T1"><text:s text:c="24"/></text:span><text:span text:style-name="T14">&lt;</text:span><text:span text:style-name="T15">td</text:span><text:span text:style-name="T14">&gt;</text:span><text:span text:style-name="T13">{{</text:span><text:span text:style-name="T4"> </text:span><text:span text:style-name="T1">entity</text:span><text:span text:style-name="T18">.</text:span><text:span text:style-name="T1">slug</text:span><text:span text:style-name="T4"> </text:span><text:span text:style-name="T13">}}</text:span><text:span text:style-name="T14">&lt;/</text:span><text:span text:style-name="T15">td</text:span><text:span text:style-name="T14">&gt;</text:span></text:p>
      <text:p text:style-name="P10"><text:span text:style-name="T1"><text:s text:c="20"/></text:span><text:span text:style-name="T14">&lt;/</text:span><text:span text:style-name="T15">tr</text:span><text:span text:style-name="T14">&gt;</text:span></text:p>
      <text:p text:style-name="P10"><text:span text:style-name="T1"><text:s text:c="20"/></text:span><text:span text:style-name="T14">&lt;</text:span><text:span text:style-name="T15">tr</text:span><text:span text:style-name="T14">&gt;</text:span></text:p>
      <text:p text:style-name="P10"><text:span text:style-name="T1"><text:s text:c="24"/></text:span><text:span text:style-name="T14">&lt;</text:span><text:span text:style-name="T15">th</text:span><text:span text:style-name="T14">&gt;</text:span><text:span text:style-name="T1">Description</text:span><text:span text:style-name="T14">&lt;/</text:span><text:span text:style-name="T15">th</text:span><text:span text:style-name="T14">&gt;</text:span></text:p>
      <text:p text:style-name="P10"><text:span text:style-name="T1"><text:s text:c="24"/></text:span><text:span text:style-name="T14">&lt;</text:span><text:span text:style-name="T15">td</text:span><text:span text:style-name="T14">&gt;</text:span><text:span text:style-name="T13">{{</text:span><text:span text:style-name="T4"> </text:span><text:span text:style-name="T1">entity</text:span><text:span text:style-name="T18">.</text:span><text:span text:style-name="T1">description</text:span><text:span text:style-name="T4"> </text:span><text:span text:style-name="T13">}}</text:span><text:span text:style-name="T14">&lt;/</text:span><text:span text:style-name="T15">td</text:span><text:span text:style-name="T14">&gt;</text:span></text:p>
      <text:p text:style-name="P10"><text:span text:style-name="T1"><text:s text:c="20"/></text:span><text:span text:style-name="T14">&lt;/</text:span><text:span text:style-name="T15">tr</text:span><text:span text:style-name="T14">&gt;</text:span></text:p>
      <text:p text:style-name="P10"><text:span text:style-name="T1"><text:s text:c="20"/></text:span><text:span text:style-name="T14">&lt;</text:span><text:span text:style-name="T15">tr</text:span><text:span text:style-name="T14">&gt;</text:span></text:p>
      <text:p text:style-name="P10"><text:span text:style-name="T1"><text:s text:c="24"/></text:span><text:span text:style-name="T14">&lt;</text:span><text:span text:style-name="T15">th</text:span><text:span text:style-name="T14">&gt;</text:span><text:span text:style-name="T1">Is active</text:span><text:span text:style-name="T14">&lt;/</text:span><text:span text:style-name="T15">th</text:span><text:span text:style-name="T14">&gt;</text:span></text:p>
      <text:p text:style-name="P10"><text:span text:style-name="T1"><text:s text:c="24"/></text:span><text:span text:style-name="T14">&lt;</text:span><text:span text:style-name="T15">td</text:span><text:span text:style-name="T14">&gt;</text:span><text:span text:style-name="T18">{#{{ entity.isactive }}#}</text:span></text:p>
      <text:p text:style-name="P10"><text:span text:style-name="T1"><text:s text:c="28"/></text:span><text:span text:style-name="T13">{%</text:span><text:span text:style-name="T4"> if </text:span><text:span text:style-name="T1">entity</text:span><text:span text:style-name="T18">.</text:span><text:span text:style-name="T1">isActive</text:span><text:span text:style-name="T4"> </text:span><text:span text:style-name="T13">%}</text:span></text:p>
      <text:p text:style-name="P10"><text:span text:style-name="T1"><text:s text:c="32"/></text:span><text:span text:style-name="T14">&lt;</text:span><text:span text:style-name="T15">label</text:span> <text:span text:style-name="T16">class</text:span><text:span text:style-name="T1">=</text:span><text:span text:style-name="T17">"label label-success"</text:span><text:span text:style-name="T14">&gt;&lt;</text:span><text:span text:style-name="T15">i</text:span> <text:span text:style-name="T16">class</text:span><text:span text:style-name="T1">=</text:span><text:span text:style-name="T17">"fa fa-check"</text:span><text:span text:style-name="T14">&gt;&lt;/</text:span><text:span text:style-name="T15">i</text:span><text:span text:style-name="T14">&gt;&lt;/</text:span><text:span text:style-name="T15">label</text:span><text:span text:style-name="T14">&gt;</text:span></text:p>
      <text:p text:style-name="P10"><text:span text:style-name="T1"><text:s text:c="28"/></text:span><text:span text:style-name="T13">{%</text:span><text:span text:style-name="T4"> else </text:span><text:span text:style-name="T13">%}</text:span></text:p>
      <text:p text:style-name="P10"><text:span text:style-name="T1"><text:s text:c="32"/></text:span><text:span text:style-name="T14">&lt;</text:span><text:span text:style-name="T15">label</text:span> <text:span text:style-name="T16">class</text:span><text:span text:style-name="T1">=</text:span><text:span text:style-name="T17">"label label-danger"</text:span><text:span text:style-name="T14">&gt;&lt;</text:span><text:span text:style-name="T15">i</text:span> <text:span text:style-name="T16">class</text:span><text:span text:style-name="T1">=</text:span><text:span text:style-name="T17">"fa fa-close"</text:span><text:span text:style-name="T14">&gt;&lt;/</text:span><text:span text:style-name="T15">i</text:span><text:span text:style-name="T14">&gt;&lt;/</text:span><text:span text:style-name="T15">label</text:span><text:span text:style-name="T14">&gt;</text:span></text:p>
      <text:p text:style-name="P10"><text:span text:style-name="T1"><text:s text:c="28"/></text:span><text:span text:style-name="T13">{%</text:span><text:span text:style-name="T4"> endif </text:span><text:span text:style-name="T13">%}</text:span></text:p>
      <text:p text:style-name="P10"><text:span text:style-name="T1"><text:s text:c="24"/></text:span><text:span text:style-name="T14">&lt;/</text:span><text:span text:style-name="T15">td</text:span><text:span text:style-name="T14">&gt;</text:span></text:p>
      <text:p text:style-name="P10"><text:span text:style-name="T1"><text:s text:c="20"/></text:span><text:span text:style-name="T14">&lt;/</text:span><text:span text:style-name="T15">tr</text:span><text:span text:style-name="T14">&gt;</text:span></text:p>
      <text:p text:style-name="P10"><text:span text:style-name="T1"><text:s text:c="20"/></text:span><text:span text:style-name="T14">&lt;</text:span><text:span text:style-name="T15">tr</text:span><text:span text:style-name="T14">&gt;</text:span></text:p>
      <text:p text:style-name="P10"><text:span text:style-name="T1"><text:s text:c="24"/></text:span><text:span text:style-name="T14">&lt;</text:span><text:span text:style-name="T15">th</text:span><text:span text:style-name="T14">&gt;</text:span><text:span text:style-name="T1">Created at</text:span><text:span text:style-name="T14">&lt;/</text:span><text:span text:style-name="T15">th</text:span><text:span text:style-name="T14">&gt;</text:span></text:p>
      <text:p text:style-name="P10"><text:span text:style-name="T1"><text:s text:c="24"/></text:span><text:span text:style-name="T14">&lt;</text:span><text:span text:style-name="T15">td</text:span><text:span text:style-name="T14">&gt;</text:span><text:span text:style-name="T13">{{</text:span><text:span text:style-name="T4"> </text:span><text:span text:style-name="T1">entity</text:span><text:span text:style-name="T18">.</text:span><text:span text:style-name="T1">createdat</text:span><text:span text:style-name="T18">|</text:span><text:span text:style-name="T1">date</text:span><text:span text:style-name="T18">(</text:span><text:span text:style-name="T5">'Y-m-d H:i:s'</text:span><text:span text:style-name="T18">)</text:span><text:span text:style-name="T4"> </text:span><text:span text:style-name="T13">}}</text:span><text:span text:style-name="T14">&lt;/</text:span><text:span text:style-name="T15">td</text:span><text:span text:style-name="T14">&gt;</text:span></text:p>
      <text:p text:style-name="P10"><text:span text:style-name="T1"><text:s text:c="20"/></text:span><text:span text:style-name="T14">&lt;/</text:span><text:span text:style-name="T15">tr</text:span><text:span text:style-name="T14">&gt;</text:span></text:p>
      <text:p text:style-name="P10"><text:span text:style-name="T1"><text:s text:c="20"/></text:span><text:span text:style-name="T14">&lt;</text:span><text:span text:style-name="T15">tr</text:span><text:span text:style-name="T14">&gt;</text:span></text:p>
      <text:p text:style-name="P10"><text:span text:style-name="T1"><text:s text:c="24"/></text:span><text:span text:style-name="T14">&lt;</text:span><text:span text:style-name="T15">th</text:span><text:span text:style-name="T14">&gt;</text:span><text:span text:style-name="T1">Updated at</text:span><text:span text:style-name="T14">&lt;/</text:span><text:span text:style-name="T15">th</text:span><text:span text:style-name="T14">&gt;</text:span></text:p>
      <text:p text:style-name="P10"><text:span text:style-name="T1"><text:s text:c="24"/></text:span><text:span text:style-name="T14">&lt;</text:span><text:span text:style-name="T15">td</text:span><text:span text:style-name="T14">&gt;</text:span><text:span text:style-name="T13">{{</text:span><text:span text:style-name="T4"> </text:span><text:span text:style-name="T1">entity</text:span><text:span text:style-name="T18">.</text:span><text:span text:style-name="T1">updatedat</text:span><text:span text:style-name="T18">|</text:span><text:span text:style-name="T1">date</text:span><text:span text:style-name="T18">(</text:span><text:span text:style-name="T5">'Y-m-d H:i:s'</text:span><text:span text:style-name="T18">)</text:span><text:span text:style-name="T4"> </text:span><text:span text:style-name="T13">}}</text:span><text:span text:style-name="T14">&lt;/</text:span><text:span text:style-name="T15">td</text:span><text:span text:style-name="T14">&gt;</text:span></text:p>
      <text:p text:style-name="P10"><text:span text:style-name="T1"><text:s text:c="20"/></text:span><text:span text:style-name="T14">&lt;/</text:span><text:span text:style-name="T15">tr</text:span><text:span text:style-name="T14">&gt;</text:span></text:p>
      <text:p text:style-name="P10"><text:span text:style-name="T1"><text:s text:c="16"/></text:span><text:span text:style-name="T14">&lt;/</text:span><text:span text:style-name="T15">tbody</text:span><text:span text:style-name="T14">&gt;</text:span></text:p>
      <text:p text:style-name="P10"><text:span text:style-name="T1"><text:s text:c="12"/></text:span><text:span text:style-name="T14">&lt;/</text:span><text:span text:style-name="T15">table</text:span><text:span text:style-name="T14">&gt;</text:span></text:p>
      <text:p text:style-name="P12"><text:s text:c="12"/></text:p>
      <text:p text:style-name="P10"><text:span text:style-name="T1"><text:s text:c="12"/></text:span><text:span text:style-name="T14">&lt;</text:span><text:span text:style-name="T15">a</text:span> <text:span text:style-name="T16">class</text:span><text:span text:style-name="T1">=</text:span><text:span text:style-name="T17">"btn btn-default"</text:span> <text:span text:style-name="T16">href</text:span><text:span text:style-name="T1">=</text:span>"<text:span text:style-name="T13">{{</text:span><text:span text:style-name="T4"> </text:span><text:span text:style-name="T1">path</text:span><text:span text:style-name="T18">(</text:span><text:span text:style-name="T5">'application_admin_category'</text:span><text:span text:style-name="T18">)</text:span><text:span text:style-name="T4"> </text:span><text:span text:style-name="T13">}}</text:span>"<text:span text:style-name="T14">&gt;</text:span><text:span text:style-name="T1">Back to the list</text:span><text:span text:style-name="T14">&lt;/</text:span><text:span text:style-name="T15">a</text:span><text:span text:style-name="T14">&gt;</text:span></text:p>
      <text:p text:style-name="P10"><text:span text:style-name="T1"><text:s text:c="12"/></text:span><text:span text:style-name="T14">&lt;</text:span><text:span text:style-name="T15">a</text:span> <text:span text:style-name="T16">class</text:span><text:span text:style-name="T1">=</text:span><text:span text:style-name="T17">"btn btn-default"</text:span> <text:span text:style-name="T16">href</text:span><text:span text:style-name="T1">=</text:span>"<text:span text:style-name="T13">{{</text:span><text:span text:style-name="T4"> </text:span><text:span text:style-name="T1">path</text:span><text:span text:style-name="T18">(</text:span><text:span text:style-name="T5">'application_admin_category_edit'</text:span><text:span text:style-name="T18">,</text:span><text:span text:style-name="T4"> </text:span><text:span text:style-name="T19">{</text:span><text:span text:style-name="T4"> </text:span><text:span text:style-name="T5">'id'</text:span><text:span text:style-name="T18">:</text:span><text:span text:style-name="T4"> </text:span><text:span text:style-name="T1">entity</text:span><text:span text:style-name="T18">.</text:span><text:span text:style-name="T1">id</text:span><text:span text:style-name="T4"> </text:span><text:span text:style-name="T19">}</text:span><text:span text:style-name="T18">)</text:span><text:span text:style-name="T4"> </text:span><text:span text:style-name="T13">}}</text:span>"<text:span text:style-name="T14">&gt;</text:span><text:span text:style-name="T1">Edit</text:span><text:span text:style-name="T14">&lt;/</text:span><text:span text:style-name="T15">a</text:span><text:span text:style-name="T14">&gt;</text:span></text:p>
      <text:p text:style-name="P12"><text:s text:c="12"/></text:p>
      <text:p text:style-name="P10"><text:span text:style-name="T1"><text:s text:c="12"/></text:span><text:span text:style-name="T18">{#{{ form(delete_form) }}#}</text:span></text:p>
      <text:p text:style-name="P10"/>
      <text:p text:style-name="P10"><text:span text:style-name="T1"><text:s text:c="12"/></text:span><text:span text:style-name="T13">{{</text:span><text:span text:style-name="T4"> </text:span><text:span text:style-name="T1">form_start</text:span><text:span text:style-name="T18">(</text:span><text:span text:style-name="T1">delete_form</text:span><text:span text:style-name="T18">,</text:span><text:span text:style-name="T4"> </text:span><text:span text:style-name="T19">{</text:span><text:span text:style-name="T4"> </text:span><text:span text:style-name="T5">'attr'</text:span><text:span text:style-name="T18">:</text:span><text:span text:style-name="T4"> </text:span><text:span text:style-name="T19">{</text:span><text:span text:style-name="T5">'class'</text:span><text:span text:style-name="T18">:</text:span><text:span text:style-name="T4"> </text:span><text:span text:style-name="T5">'form-btn-inline'</text:span><text:span text:style-name="T19">}</text:span><text:span text:style-name="T4"> </text:span><text:span text:style-name="T19">}</text:span><text:span text:style-name="T18">)</text:span><text:span text:style-name="T4"> </text:span><text:span text:style-name="T13">}}</text:span><text:span text:style-name="T1"> <text:s text:c="6"/></text:span></text:p>
      <text:p text:style-name="P10"><text:span text:style-name="T1"><text:s text:c="16"/></text:span><text:span text:style-name="T13">{{</text:span><text:span text:style-name="T4"> </text:span><text:span text:style-name="T1">form_widget</text:span><text:span text:style-name="T18">(</text:span><text:span text:style-name="T1">delete_form</text:span><text:span text:style-name="T18">.</text:span><text:span text:style-name="T1">submit</text:span><text:span text:style-name="T18">,</text:span><text:span text:style-name="T4"> </text:span><text:span text:style-name="T19">{</text:span><text:span text:style-name="T4"> </text:span><text:span text:style-name="T5">'attr'</text:span><text:span text:style-name="T18">:</text:span><text:span text:style-name="T4"> </text:span><text:span text:style-name="T19">{</text:span><text:span text:style-name="T5">'class'</text:span><text:span text:style-name="T18">:</text:span><text:span text:style-name="T4"> </text:span><text:span text:style-name="T5">'btn btn-danger'</text:span><text:span text:style-name="T19">}</text:span><text:span text:style-name="T4"> </text:span><text:span text:style-name="T19">}</text:span><text:span text:style-name="T18">)</text:span><text:span text:style-name="T4"> </text:span><text:span text:style-name="T13">}}</text:span></text:p>
      <text:p text:style-name="P10"><text:span text:style-name="T1"><text:s text:c="12"/></text:span><text:span text:style-name="T13">{{</text:span><text:span text:style-name="T4"> </text:span><text:span text:style-name="T1">form_end</text:span><text:span text:style-name="T18">(</text:span><text:span text:style-name="T1">delete_form</text:span><text:span text:style-name="T18">)</text:span><text:span text:style-name="T4"> </text:span><text:span text:style-name="T13">}}</text:span></text:p>
      <text:p text:style-name="P10"/>
      <text:p text:style-name="P10"/>
      <text:p text:style-name="P10"><text:span text:style-name="T1"><text:s text:c="8"/></text:span><text:span text:style-name="T14">&lt;/</text:span><text:span text:style-name="T15">div</text:span><text:span text:style-name="T14">&gt;</text:span></text:p>
      <text:p text:style-name="P10"><text:span text:style-name="T1"><text:s text:c="4"/></text:span><text:span text:style-name="T14">&lt;/</text:span><text:span text:style-name="T15">div</text:span><text:span text:style-name="T14">&gt;</text:span></text:p>
      <text:p text:style-name="P10"><text:span text:style-name="T14">&lt;/</text:span><text:span text:style-name="T15">div</text:span><text:span text:style-name="T14">&gt;</text:span></text:p>
      <text:p text:style-name="P10"><text:span text:style-name="T13">{%</text:span><text:span text:style-name="T4"> endblock </text:span><text:span text:style-name="T13">%}</text:span></text:p>
      <text:p text:style-name="P5"/>
      <text:p text:style-name="P5"/>
      <text:p text:style-name="P5"/>
      <text:p text:style-name="P5"/>
      <text:p text:style-name="P5"/>
      <text:p text:style-name="P7"><text:soft-page-break/>Tworzenie nowej kategorii</text:p>
      <text:p text:style-name="P5"/>
      <text:p text:style-name="P5">1. //src/Application/ShopAdminBundle/Resources/views/Category/new.html.twig</text:p>
      <text:p text:style-name="P5"/>
      <text:p text:style-name="P8"><text:span text:style-name="T13">{%</text:span><text:span text:style-name="T4"> extends </text:span><text:span text:style-name="T5">'ApplicationShopAdminBundle::layout.html.twig'</text:span><text:span text:style-name="T4"> </text:span><text:span text:style-name="T13">%}</text:span></text:p>
      <text:p text:style-name="P10"/>
      <text:p text:style-name="P10"><text:span text:style-name="T13">{%</text:span><text:span text:style-name="T4"> block </text:span><text:span text:style-name="T1">title</text:span><text:span text:style-name="T4"> </text:span><text:span text:style-name="T13">%}</text:span><text:span text:style-name="T1">Start</text:span><text:span text:style-name="T13">{%</text:span><text:span text:style-name="T4"> endblock </text:span><text:span text:style-name="T13">%}</text:span></text:p>
      <text:p text:style-name="P10"/>
      <text:p text:style-name="P10"><text:span text:style-name="T13">{%</text:span><text:span text:style-name="T4"> block </text:span><text:span text:style-name="T1">stylesheets</text:span><text:span text:style-name="T4"> </text:span><text:span text:style-name="T13">%}{%</text:span><text:span text:style-name="T4"> endblock </text:span><text:span text:style-name="T13">%}</text:span></text:p>
      <text:p text:style-name="P10"/>
      <text:p text:style-name="P10"><text:span text:style-name="T13">{%</text:span><text:span text:style-name="T4"> block </text:span><text:span text:style-name="T1">javascripts</text:span><text:span text:style-name="T4"> </text:span><text:span text:style-name="T13">%}{%</text:span><text:span text:style-name="T4"> endblock </text:span><text:span text:style-name="T13">%}</text:span></text:p>
      <text:p text:style-name="P10"/>
      <text:p text:style-name="P10"><text:span text:style-name="T13">{%</text:span><text:span text:style-name="T4"> form_theme </text:span><text:span text:style-name="T1">form</text:span><text:span text:style-name="T4"> </text:span><text:span text:style-name="T1">_self</text:span><text:span text:style-name="T4"> </text:span><text:span text:style-name="T13">%}</text:span></text:p>
      <text:p text:style-name="P12"><text:s/></text:p>
      <text:p text:style-name="P10"><text:span text:style-name="T13">{%</text:span><text:span text:style-name="T4"> block </text:span><text:span text:style-name="T1">form_errors</text:span><text:span text:style-name="T4"> </text:span><text:span text:style-name="T13">%}</text:span></text:p>
      <text:p text:style-name="P10"><text:span text:style-name="T13">{%</text:span><text:span text:style-name="T4"> spaceless </text:span><text:span text:style-name="T13">%}</text:span></text:p>
      <text:p text:style-name="P10"><text:span text:style-name="T1"><text:s text:c="4"/></text:span><text:span text:style-name="T13">{%</text:span><text:span text:style-name="T4"> if </text:span><text:span text:style-name="T1">errors</text:span><text:span text:style-name="T18">|</text:span><text:span text:style-name="T1">length</text:span><text:span text:style-name="T4"> </text:span><text:span text:style-name="T18">&gt;</text:span><text:span text:style-name="T4"> </text:span><text:span text:style-name="T12">0</text:span><text:span text:style-name="T4"> </text:span><text:span text:style-name="T13">%}</text:span></text:p>
      <text:p text:style-name="P10"><text:span text:style-name="T1"><text:s text:c="8"/></text:span><text:span text:style-name="T13">{%</text:span><text:span text:style-name="T4"> for </text:span><text:span text:style-name="T1">error</text:span><text:span text:style-name="T4"> in </text:span><text:span text:style-name="T1">errors</text:span><text:span text:style-name="T4"> </text:span><text:span text:style-name="T13">%}</text:span></text:p>
      <text:p text:style-name="P10"><text:span text:style-name="T1"><text:s text:c="12"/></text:span><text:span text:style-name="T14">&lt;</text:span><text:span text:style-name="T15">small</text:span> <text:span text:style-name="T16">class</text:span><text:span text:style-name="T1">=</text:span><text:span text:style-name="T17">"help-block"</text:span><text:span text:style-name="T14">&gt;</text:span><text:span text:style-name="T13">{{</text:span><text:span text:style-name="T4"> </text:span><text:span text:style-name="T1">error</text:span><text:span text:style-name="T18">.</text:span><text:span text:style-name="T1">messageTemplate</text:span><text:span text:style-name="T18">|</text:span><text:span text:style-name="T1">trans</text:span><text:span text:style-name="T18">(</text:span><text:span text:style-name="T1">error</text:span><text:span text:style-name="T18">.</text:span><text:span text:style-name="T1">messageParameters</text:span><text:span text:style-name="T18">,</text:span><text:span text:style-name="T4"> </text:span><text:span text:style-name="T5">'validators'</text:span><text:span text:style-name="T18">)</text:span><text:span text:style-name="T4"> </text:span><text:span text:style-name="T13">}}</text:span><text:span text:style-name="T14">&lt;/</text:span><text:span text:style-name="T15">small</text:span><text:span text:style-name="T14">&gt;</text:span></text:p>
      <text:p text:style-name="P10"><text:span text:style-name="T1"><text:s text:c="8"/></text:span><text:span text:style-name="T13">{%</text:span><text:span text:style-name="T4"> endfor </text:span><text:span text:style-name="T13">%}</text:span></text:p>
      <text:p text:style-name="P10"><text:span text:style-name="T1"><text:s text:c="4"/></text:span><text:span text:style-name="T13">{%</text:span><text:span text:style-name="T4"> endif </text:span><text:span text:style-name="T13">%}</text:span></text:p>
      <text:p text:style-name="P10"><text:span text:style-name="T13">{%</text:span><text:span text:style-name="T4"> endspaceless </text:span><text:span text:style-name="T13">%}</text:span></text:p>
      <text:p text:style-name="P10"><text:span text:style-name="T13">{%</text:span><text:span text:style-name="T4"> endblock </text:span><text:span text:style-name="T1">form_errors</text:span><text:span text:style-name="T4"> </text:span><text:span text:style-name="T13">%}</text:span></text:p>
      <text:p text:style-name="P10"/>
      <text:p text:style-name="P10"><text:span text:style-name="T13">{%</text:span><text:span text:style-name="T4"> block </text:span><text:span text:style-name="T1">choice_widget_expanded</text:span><text:span text:style-name="T4"> </text:span><text:span text:style-name="T13">%}</text:span></text:p>
      <text:p text:style-name="P10"><text:span text:style-name="T13">{%</text:span><text:span text:style-name="T4"> spaceless </text:span><text:span text:style-name="T13">%}</text:span></text:p>
      <text:p text:style-name="P10"><text:span text:style-name="T1"><text:s text:c="4"/></text:span><text:span text:style-name="T14">&lt;</text:span><text:span text:style-name="T15">div</text:span><text:span text:style-name="T13"> {{</text:span><text:span text:style-name="T4"> </text:span><text:span text:style-name="T1">block</text:span><text:span text:style-name="T18">(</text:span><text:span text:style-name="T5">'widget_container_attributes'</text:span><text:span text:style-name="T18">)</text:span><text:span text:style-name="T4"> </text:span><text:span text:style-name="T13">}}</text:span> <text:span text:style-name="T16">class</text:span><text:span text:style-name="T1">=</text:span><text:span text:style-name="T17">"my-form-choices"</text:span><text:span text:style-name="T14">&gt;</text:span></text:p>
      <text:p text:style-name="P10"><text:span text:style-name="T1"><text:s text:c="4"/></text:span><text:span text:style-name="T13">{%</text:span><text:span text:style-name="T4"> for </text:span><text:span text:style-name="T1">child</text:span><text:span text:style-name="T4"> in </text:span><text:span text:style-name="T1">form</text:span><text:span text:style-name="T4"> </text:span><text:span text:style-name="T13">%}</text:span></text:p>
      <text:p text:style-name="P10"><text:span text:style-name="T1"><text:s text:c="8"/></text:span><text:span text:style-name="T13">{{</text:span><text:span text:style-name="T4"> </text:span><text:span text:style-name="T1">form_widget</text:span><text:span text:style-name="T18">(</text:span><text:span text:style-name="T1">child</text:span><text:span text:style-name="T18">)</text:span><text:span text:style-name="T4"> </text:span><text:span text:style-name="T13">}}</text:span></text:p>
      <text:p text:style-name="P10"><text:span text:style-name="T1"><text:s text:c="4"/></text:span><text:span text:style-name="T13">{%</text:span><text:span text:style-name="T4"> endfor </text:span><text:span text:style-name="T13">%}</text:span></text:p>
      <text:p text:style-name="P10"><text:span text:style-name="T1"><text:s text:c="4"/></text:span><text:span text:style-name="T14">&lt;/</text:span><text:span text:style-name="T15">div</text:span><text:span text:style-name="T14">&gt;</text:span></text:p>
      <text:p text:style-name="P10"><text:span text:style-name="T13">{%</text:span><text:span text:style-name="T4"> endspaceless </text:span><text:span text:style-name="T13">%}</text:span></text:p>
      <text:p text:style-name="P10"><text:span text:style-name="T13">{%</text:span><text:span text:style-name="T4"> endblock </text:span><text:span text:style-name="T1">choice_widget_expanded</text:span><text:span text:style-name="T4"> </text:span><text:span text:style-name="T13">%}</text:span></text:p>
      <text:p text:style-name="P10"/>
      <text:p text:style-name="P10"><text:span text:style-name="T13">{%</text:span><text:span text:style-name="T4"> block </text:span><text:span text:style-name="T1">checkbox_widget</text:span><text:span text:style-name="T4"> </text:span><text:span text:style-name="T13">%}</text:span></text:p>
      <text:p text:style-name="P10"><text:span text:style-name="T13">{%</text:span><text:span text:style-name="T4"> spaceless </text:span><text:span text:style-name="T13">%}</text:span></text:p>
      <text:p text:style-name="P10"><text:span text:style-name="T1"><text:s text:c="4"/></text:span><text:span text:style-name="T14">&lt;</text:span><text:span text:style-name="T15">div</text:span> <text:span text:style-name="T16">class</text:span><text:span text:style-name="T1">=</text:span><text:span text:style-name="T17">"checkbox"</text:span><text:span text:style-name="T14">&gt;</text:span></text:p>
      <text:p text:style-name="P10"><text:span text:style-name="T1"><text:s text:c="8"/></text:span><text:span text:style-name="T14">&lt;</text:span><text:span text:style-name="T15">label</text:span> <text:span text:style-name="T16">for</text:span><text:span text:style-name="T1">=</text:span>"<text:span text:style-name="T13">{{</text:span><text:span text:style-name="T4"> </text:span><text:span text:style-name="T1">id</text:span><text:span text:style-name="T4"> </text:span><text:span text:style-name="T13">}}</text:span>"<text:span text:style-name="T14">&gt;&lt;</text:span><text:span text:style-name="T15">input</text:span> <text:span text:style-name="T16">type</text:span><text:span text:style-name="T1">=</text:span><text:span text:style-name="T17">"checkbox"</text:span><text:span text:style-name="T13"> {{</text:span><text:span text:style-name="T4"> </text:span><text:span text:style-name="T1">block</text:span><text:span text:style-name="T18">(</text:span><text:span text:style-name="T5">'widget_attributes'</text:span><text:span text:style-name="T18">)</text:span><text:span text:style-name="T4"> </text:span><text:span text:style-name="T13">}}{%</text:span><text:span text:style-name="T4"> if </text:span><text:span text:style-name="T1">value</text:span><text:span text:style-name="T4"> is defined </text:span><text:span text:style-name="T13">%}</text:span> <text:span text:style-name="T16">value</text:span><text:span text:style-name="T1">=</text:span>"<text:span text:style-name="T13">{{</text:span><text:span text:style-name="T4"> </text:span><text:span text:style-name="T1">value</text:span><text:span text:style-name="T4"> </text:span><text:span text:style-name="T13">}}</text:span>"<text:span text:style-name="T13">{%</text:span><text:span text:style-name="T4"> endif </text:span><text:span text:style-name="T13">%}{%</text:span><text:span text:style-name="T4"> if </text:span><text:span text:style-name="T1">checked</text:span><text:span text:style-name="T4"> </text:span><text:span text:style-name="T13">%}</text:span> <text:span text:style-name="T16">checked</text:span><text:span text:style-name="T1">=</text:span><text:span text:style-name="T17">"checked"</text:span><text:span text:style-name="T13">{%</text:span><text:span text:style-name="T4"> endif </text:span><text:span text:style-name="T13">%}</text:span> <text:span text:style-name="T14">/&gt;</text:span><text:span text:style-name="T13">{{</text:span><text:span text:style-name="T4"> </text:span><text:span text:style-name="T1">label</text:span><text:span text:style-name="T18">|</text:span><text:span text:style-name="T1">trans</text:span><text:span text:style-name="T18">(</text:span><text:span text:style-name="T19">{}</text:span><text:span text:style-name="T18">,</text:span><text:span text:style-name="T4"> </text:span><text:span text:style-name="T1">translation_domain</text:span><text:span text:style-name="T18">)</text:span><text:span text:style-name="T4"> </text:span><text:span text:style-name="T13">}}</text:span><text:span text:style-name="T14">&lt;/</text:span><text:span text:style-name="T15">label</text:span><text:span text:style-name="T14">&gt;</text:span></text:p>
      <text:p text:style-name="P10"><text:span text:style-name="T1"><text:s text:c="4"/></text:span><text:span text:style-name="T14">&lt;/</text:span><text:span text:style-name="T15">div</text:span><text:span text:style-name="T14">&gt;</text:span></text:p>
      <text:p text:style-name="P10"><text:span text:style-name="T13">{%</text:span><text:span text:style-name="T4"> endspaceless </text:span><text:span text:style-name="T13">%}</text:span></text:p>
      <text:p text:style-name="P10"><text:span text:style-name="T13">{%</text:span><text:span text:style-name="T4"> endblock </text:span><text:span text:style-name="T1">checkbox_widget</text:span><text:span text:style-name="T4"> </text:span><text:span text:style-name="T13">%}</text:span></text:p>
      <text:p text:style-name="P10"/>
      <text:p text:style-name="P10"><text:span text:style-name="T13">{%</text:span><text:span text:style-name="T4"> block </text:span><text:span text:style-name="T1">radio_widget</text:span><text:span text:style-name="T4"> </text:span><text:span text:style-name="T13">%}</text:span></text:p>
      <text:p text:style-name="P10"><text:span text:style-name="T13">{%</text:span><text:span text:style-name="T4"> spaceless </text:span><text:span text:style-name="T13">%}</text:span></text:p>
      <text:p text:style-name="P10"><text:span text:style-name="T1"><text:s text:c="4"/></text:span><text:span text:style-name="T14">&lt;</text:span><text:span text:style-name="T15">div</text:span> <text:span text:style-name="T16">class</text:span><text:span text:style-name="T1">=</text:span><text:span text:style-name="T17">"radio"</text:span><text:span text:style-name="T14">&gt;</text:span></text:p>
      <text:p text:style-name="P10"><text:span text:style-name="T1"><text:s text:c="8"/></text:span><text:span text:style-name="T14">&lt;</text:span><text:span text:style-name="T15">label</text:span> <text:span text:style-name="T16">for</text:span><text:span text:style-name="T1">=</text:span>"<text:span text:style-name="T13">{{</text:span><text:span text:style-name="T4"> </text:span><text:span text:style-name="T1">id</text:span><text:span text:style-name="T4"> </text:span><text:span text:style-name="T13">}}</text:span>"<text:span text:style-name="T14">&gt;&lt;</text:span><text:span text:style-name="T15">input</text:span> <text:span text:style-name="T16">type</text:span><text:span text:style-name="T1">=</text:span><text:span text:style-name="T17">"radio"</text:span><text:span text:style-name="T13"> {{</text:span><text:span text:style-name="T4"> </text:span><text:span text:style-name="T1">block</text:span><text:span text:style-name="T18">(</text:span><text:span text:style-name="T5">'widget_attributes'</text:span><text:span text:style-name="T18">)</text:span><text:span text:style-name="T4"> </text:span><text:span text:style-name="T13">}}{%</text:span><text:span text:style-name="T4"> if </text:span><text:span text:style-name="T1">value</text:span><text:span text:style-name="T4"> is defined </text:span><text:span text:style-name="T13">%}</text:span> <text:span text:style-name="T16">value</text:span><text:span text:style-name="T1">=</text:span>"<text:span text:style-name="T13">{{</text:span><text:span text:style-name="T4"> </text:span><text:span text:style-name="T1">value</text:span><text:span text:style-name="T4"> </text:span><text:span text:style-name="T13">}}</text:span>"<text:span text:style-name="T13">{%</text:span><text:span text:style-name="T4"> endif </text:span><text:span text:style-name="T13">%}{%</text:span><text:span text:style-name="T4"> if </text:span><text:span text:style-name="T1">checked</text:span><text:span text:style-name="T4"> </text:span><text:span text:style-name="T13">%}</text:span> <text:span text:style-name="T16">checked</text:span><text:span text:style-name="T1">=</text:span><text:span text:style-name="T17">"checked"</text:span><text:span text:style-name="T13">{%</text:span><text:span text:style-name="T4"> endif </text:span><text:span text:style-name="T13">%}</text:span> <text:span text:style-name="T14">/&gt;</text:span><text:span text:style-name="T13">{{</text:span><text:span text:style-name="T4"> </text:span><text:span text:style-name="T1">label</text:span><text:span text:style-name="T18">|</text:span><text:span text:style-name="T1">trans</text:span><text:span text:style-name="T18">(</text:span><text:span text:style-name="T19">{}</text:span><text:span text:style-name="T18">,</text:span><text:span text:style-name="T4"> </text:span><text:span text:style-name="T1">translation_domain</text:span><text:span text:style-name="T18">)</text:span><text:span text:style-name="T4"> </text:span><text:span text:style-name="T13">}}</text:span><text:span text:style-name="T14">&lt;/</text:span><text:span text:style-name="T15">label</text:span><text:span text:style-name="T14">&gt;</text:span></text:p>
      <text:p text:style-name="P10"><text:span text:style-name="T1"><text:s text:c="4"/></text:span><text:span text:style-name="T14">&lt;/</text:span><text:span text:style-name="T15">div</text:span><text:span text:style-name="T14">&gt;</text:span></text:p>
      <text:p text:style-name="P10"><text:span text:style-name="T13">{%</text:span><text:span text:style-name="T4"> endspaceless </text:span><text:span text:style-name="T13">%}</text:span></text:p>
      <text:p text:style-name="P10"><text:span text:style-name="T13">{%</text:span><text:span text:style-name="T4"> endblock </text:span><text:span text:style-name="T1">radio_widget</text:span><text:span text:style-name="T4"> </text:span><text:span text:style-name="T13">%}</text:span></text:p>
      <text:p text:style-name="P10"/>
      <text:p text:style-name="P10"><text:span text:style-name="T13">{%</text:span><text:span text:style-name="T4"> block </text:span><text:span text:style-name="T1">body</text:span><text:span text:style-name="T4"> </text:span><text:span text:style-name="T13">%}</text:span></text:p>
      <text:p text:style-name="P10"><text:span text:style-name="T14">&lt;</text:span><text:span text:style-name="T15">div</text:span> <text:span text:style-name="T16">class</text:span><text:span text:style-name="T1">=</text:span><text:span text:style-name="T17">"container-fluid"</text:span><text:span text:style-name="T14">&gt;</text:span></text:p>
      <text:p text:style-name="P10"><text:span text:style-name="T1"><text:s text:c="4"/></text:span><text:span text:style-name="T14">&lt;</text:span><text:span text:style-name="T15">div</text:span> <text:span text:style-name="T16">class</text:span><text:span text:style-name="T1">=</text:span><text:span text:style-name="T17">"row"</text:span><text:span text:style-name="T14">&gt;</text:span></text:p>
      <text:p text:style-name="P10"><text:span text:style-name="T1"><text:s text:c="8"/></text:span><text:span text:style-name="T14">&lt;</text:span><text:span text:style-name="T15">div</text:span> <text:span text:style-name="T16">class</text:span><text:span text:style-name="T1">=</text:span><text:span text:style-name="T17">"col-md-12"</text:span><text:span text:style-name="T14">&gt;</text:span></text:p>
      <text:p text:style-name="P10"><text:span text:style-name="T1"><text:s text:c="12"/></text:span><text:span text:style-name="T14">&lt;</text:span><text:span text:style-name="T15">h1</text:span> <text:span text:style-name="T16">class</text:span><text:span text:style-name="T1">=</text:span><text:span text:style-name="T17">"page-header"</text:span><text:span text:style-name="T14">&gt;</text:span><text:span text:style-name="T1">Product creation</text:span><text:span text:style-name="T14">&lt;/</text:span><text:span text:style-name="T15">h1</text:span><text:span text:style-name="T14">&gt;</text:span></text:p>
      <text:p text:style-name="P10"><text:span text:style-name="T1"><text:s text:c="8"/></text:span><text:span text:style-name="T14">&lt;/</text:span><text:span text:style-name="T15">div</text:span><text:span text:style-name="T14">&gt;</text:span><text:span text:style-name="T1"> <text:s/></text:span></text:p>
      <text:p text:style-name="P10"><text:span text:style-name="T1"><text:s text:c="4"/></text:span><text:span text:style-name="T14">&lt;/</text:span><text:span text:style-name="T15">div</text:span><text:span text:style-name="T14">&gt;</text:span></text:p>
      <text:p text:style-name="P10"><text:soft-page-break/><text:span text:style-name="T1"><text:s text:c="4"/></text:span><text:span text:style-name="T14">&lt;</text:span><text:span text:style-name="T15">div</text:span> <text:span text:style-name="T16">class</text:span><text:span text:style-name="T1">=</text:span><text:span text:style-name="T17">"row"</text:span><text:span text:style-name="T14">&gt;</text:span></text:p>
      <text:p text:style-name="P10"><text:span text:style-name="T1"><text:s text:c="8"/></text:span><text:span text:style-name="T14">&lt;</text:span><text:span text:style-name="T15">div</text:span> <text:span text:style-name="T16">class</text:span><text:span text:style-name="T1">=</text:span><text:span text:style-name="T17">"col-sm-offset-3 col-md-6"</text:span><text:span text:style-name="T14">&gt;</text:span></text:p>
      <text:p text:style-name="P10"/>
      <text:p text:style-name="P10"><text:span text:style-name="T1"><text:tab/><text:tab/></text:span><text:span text:style-name="T18">{#{{ form(form) }}#}</text:span></text:p>
      <text:p text:style-name="P12"><text:s text:c="8"/></text:p>
      <text:p text:style-name="P10"><text:span text:style-name="T1"><text:s text:c="8"/></text:span><text:span text:style-name="T13">{{</text:span><text:span text:style-name="T4"> </text:span><text:span text:style-name="T1">form_start</text:span><text:span text:style-name="T18">(</text:span><text:span text:style-name="T1">form</text:span><text:span text:style-name="T18">,</text:span><text:span text:style-name="T4"> </text:span><text:span text:style-name="T19">{</text:span><text:span text:style-name="T5">'attr'</text:span><text:span text:style-name="T18">:</text:span><text:span text:style-name="T4"> </text:span><text:span text:style-name="T19">{</text:span><text:span text:style-name="T5">'novalidate'</text:span><text:span text:style-name="T18">:</text:span><text:span text:style-name="T4"> </text:span><text:span text:style-name="T5">'novalidate'</text:span><text:span text:style-name="T13">}}</text:span><text:span text:style-name="T1">) }}</text:span></text:p>
      <text:p text:style-name="P10"/>
      <text:p text:style-name="P10"><text:span text:style-name="T1"><text:s text:c="12"/></text:span><text:span text:style-name="T13">{{</text:span><text:span text:style-name="T4"> </text:span><text:span text:style-name="T1">form_errors</text:span><text:span text:style-name="T18">(</text:span><text:span text:style-name="T1">form</text:span><text:span text:style-name="T18">)</text:span><text:span text:style-name="T4"> </text:span><text:span text:style-name="T13">}}</text:span></text:p>
      <text:p text:style-name="P12"><text:s text:c="12"/></text:p>
      <text:p text:style-name="P10"><text:span text:style-name="T1"><text:s text:c="12"/></text:span><text:span text:style-name="T14">&lt;</text:span><text:span text:style-name="T15">div</text:span> <text:span text:style-name="T16">class</text:span><text:span text:style-name="T1">=</text:span>"<text:span text:style-name="T17">form-group </text:span><text:span text:style-name="T13">{%</text:span><text:span text:style-name="T4"> if </text:span><text:span text:style-name="T1">form_errors</text:span><text:span text:style-name="T18">(</text:span><text:span text:style-name="T1">form</text:span><text:span text:style-name="T18">.</text:span><text:span text:style-name="T1">title</text:span><text:span text:style-name="T18">)</text:span><text:span text:style-name="T4"> </text:span><text:span text:style-name="T13">%}</text:span><text:span text:style-name="T17"> has-error </text:span><text:span text:style-name="T13">{%</text:span><text:span text:style-name="T4"> endif </text:span><text:span text:style-name="T13">%}</text:span>"<text:span text:style-name="T14">&gt;</text:span></text:p>
      <text:p text:style-name="P10"><text:span text:style-name="T1"><text:s text:c="16"/></text:span><text:span text:style-name="T13">{{</text:span><text:span text:style-name="T4"> </text:span><text:span text:style-name="T1">form_label</text:span><text:span text:style-name="T18">(</text:span><text:span text:style-name="T1">form</text:span><text:span text:style-name="T18">.</text:span><text:span text:style-name="T1">title</text:span><text:span text:style-name="T18">)</text:span><text:span text:style-name="T4"> </text:span><text:span text:style-name="T13">}}</text:span><text:span text:style-name="T1"> *</text:span></text:p>
      <text:p text:style-name="P10"><text:span text:style-name="T1"><text:s text:c="16"/></text:span><text:span text:style-name="T13">{{</text:span><text:span text:style-name="T4"> </text:span><text:span text:style-name="T1">form_widget</text:span><text:span text:style-name="T18">(</text:span><text:span text:style-name="T1">form</text:span><text:span text:style-name="T18">.</text:span><text:span text:style-name="T1">title</text:span><text:span text:style-name="T18">,</text:span><text:span text:style-name="T4"> </text:span><text:span text:style-name="T19">{</text:span><text:span text:style-name="T4"> </text:span><text:span text:style-name="T5">'attr'</text:span><text:span text:style-name="T18">:</text:span><text:span text:style-name="T4"> </text:span><text:span text:style-name="T19">{</text:span><text:span text:style-name="T5">'class'</text:span><text:span text:style-name="T18">:</text:span><text:span text:style-name="T4"> </text:span><text:span text:style-name="T5">'form-control'</text:span><text:span text:style-name="T19">}</text:span><text:span text:style-name="T4"> </text:span><text:span text:style-name="T19">}</text:span><text:span text:style-name="T18">)</text:span><text:span text:style-name="T4"> </text:span><text:span text:style-name="T13">}}</text:span></text:p>
      <text:p text:style-name="P10"><text:span text:style-name="T1"><text:s text:c="16"/></text:span><text:span text:style-name="T13">{{</text:span><text:span text:style-name="T4"> </text:span><text:span text:style-name="T1">form_errors</text:span><text:span text:style-name="T18">(</text:span><text:span text:style-name="T1">form</text:span><text:span text:style-name="T18">.</text:span><text:span text:style-name="T1">title</text:span><text:span text:style-name="T18">)</text:span><text:span text:style-name="T4"> </text:span><text:span text:style-name="T13">}}</text:span></text:p>
      <text:p text:style-name="P10"><text:span text:style-name="T1"><text:s text:c="12"/></text:span><text:span text:style-name="T14">&lt;/</text:span><text:span text:style-name="T15">div</text:span><text:span text:style-name="T14">&gt;</text:span></text:p>
      <text:p text:style-name="P10"><text:span text:style-name="T1"><text:s text:c="12"/></text:span><text:span text:style-name="T14">&lt;</text:span><text:span text:style-name="T15">div</text:span> <text:span text:style-name="T16">class</text:span><text:span text:style-name="T1">=</text:span>"<text:span text:style-name="T17">form-group </text:span><text:span text:style-name="T13">{%</text:span><text:span text:style-name="T4"> if </text:span><text:span text:style-name="T1">form_errors</text:span><text:span text:style-name="T18">(</text:span><text:span text:style-name="T1">form</text:span><text:span text:style-name="T18">.</text:span><text:span text:style-name="T1">description</text:span><text:span text:style-name="T18">)</text:span><text:span text:style-name="T4"> </text:span><text:span text:style-name="T13">%}</text:span><text:span text:style-name="T17"> has-error </text:span><text:span text:style-name="T13">{%</text:span><text:span text:style-name="T4"> endif </text:span><text:span text:style-name="T13">%}</text:span>"<text:span text:style-name="T14">&gt;</text:span></text:p>
      <text:p text:style-name="P10"><text:span text:style-name="T1"><text:s text:c="16"/></text:span><text:span text:style-name="T13">{{</text:span><text:span text:style-name="T4"> </text:span><text:span text:style-name="T1">form_label</text:span><text:span text:style-name="T18">(</text:span><text:span text:style-name="T1">form</text:span><text:span text:style-name="T18">.</text:span><text:span text:style-name="T1">description</text:span><text:span text:style-name="T18">)</text:span><text:span text:style-name="T4"> </text:span><text:span text:style-name="T13">}}</text:span><text:span text:style-name="T1"> *</text:span></text:p>
      <text:p text:style-name="P10"><text:span text:style-name="T1"><text:s text:c="16"/></text:span><text:span text:style-name="T13">{{</text:span><text:span text:style-name="T4"> </text:span><text:span text:style-name="T1">form_widget</text:span><text:span text:style-name="T18">(</text:span><text:span text:style-name="T1">form</text:span><text:span text:style-name="T18">.</text:span><text:span text:style-name="T1">description</text:span><text:span text:style-name="T18">,</text:span><text:span text:style-name="T4"> </text:span><text:span text:style-name="T19">{</text:span><text:span text:style-name="T4"> </text:span><text:span text:style-name="T5">'attr'</text:span><text:span text:style-name="T18">:</text:span><text:span text:style-name="T4"> </text:span><text:span text:style-name="T19">{</text:span><text:span text:style-name="T5">'class'</text:span><text:span text:style-name="T18">:</text:span><text:span text:style-name="T4"> </text:span><text:span text:style-name="T5">'form-control'</text:span><text:span text:style-name="T19">}</text:span><text:span text:style-name="T4"> </text:span><text:span text:style-name="T19">}</text:span><text:span text:style-name="T18">)</text:span><text:span text:style-name="T4"> </text:span><text:span text:style-name="T13">}}</text:span></text:p>
      <text:p text:style-name="P10"><text:span text:style-name="T1"><text:s text:c="16"/></text:span><text:span text:style-name="T13">{{</text:span><text:span text:style-name="T4"> </text:span><text:span text:style-name="T1">form_errors</text:span><text:span text:style-name="T18">(</text:span><text:span text:style-name="T1">form</text:span><text:span text:style-name="T18">.</text:span><text:span text:style-name="T1">description</text:span><text:span text:style-name="T18">)</text:span><text:span text:style-name="T4"> </text:span><text:span text:style-name="T13">}}</text:span></text:p>
      <text:p text:style-name="P10"><text:span text:style-name="T1"><text:s text:c="12"/></text:span><text:span text:style-name="T14">&lt;/</text:span><text:span text:style-name="T15">div</text:span><text:span text:style-name="T14">&gt;</text:span></text:p>
      <text:p text:style-name="P10"><text:span text:style-name="T1"><text:s text:c="12"/></text:span><text:span text:style-name="T14">&lt;</text:span><text:span text:style-name="T15">div</text:span> <text:span text:style-name="T16">class</text:span><text:span text:style-name="T1">=</text:span>"<text:span text:style-name="T17">form-group </text:span><text:span text:style-name="T13">{%</text:span><text:span text:style-name="T4"> if </text:span><text:span text:style-name="T1">form_errors</text:span><text:span text:style-name="T18">(</text:span><text:span text:style-name="T1">form</text:span><text:span text:style-name="T18">.</text:span><text:span text:style-name="T1">image</text:span><text:span text:style-name="T18">)</text:span><text:span text:style-name="T4"> </text:span><text:span text:style-name="T13">%}</text:span><text:span text:style-name="T17"> has-error </text:span><text:span text:style-name="T13">{%</text:span><text:span text:style-name="T4"> endif </text:span><text:span text:style-name="T13">%}</text:span>"<text:span text:style-name="T14">&gt;</text:span></text:p>
      <text:p text:style-name="P10"><text:span text:style-name="T1"><text:s text:c="16"/></text:span><text:span text:style-name="T13">{{</text:span><text:span text:style-name="T4"> </text:span><text:span text:style-name="T1">form_label</text:span><text:span text:style-name="T18">(</text:span><text:span text:style-name="T1">form</text:span><text:span text:style-name="T18">.</text:span><text:span text:style-name="T1">image</text:span><text:span text:style-name="T18">)</text:span><text:span text:style-name="T4"> </text:span><text:span text:style-name="T13">}}</text:span><text:span text:style-name="T1"> *</text:span></text:p>
      <text:p text:style-name="P10"><text:span text:style-name="T1"><text:s text:c="16"/></text:span><text:span text:style-name="T13">{{</text:span><text:span text:style-name="T4"> </text:span><text:span text:style-name="T1">form_widget</text:span><text:span text:style-name="T18">(</text:span><text:span text:style-name="T1">form</text:span><text:span text:style-name="T18">.</text:span><text:span text:style-name="T1">image</text:span><text:span text:style-name="T18">,</text:span><text:span text:style-name="T4"> </text:span><text:span text:style-name="T19">{</text:span><text:span text:style-name="T4"> </text:span><text:span text:style-name="T5">'attr'</text:span><text:span text:style-name="T18">:</text:span><text:span text:style-name="T4"> </text:span><text:span text:style-name="T19">{</text:span><text:span text:style-name="T5">'class'</text:span><text:span text:style-name="T18">:</text:span><text:span text:style-name="T4"> </text:span><text:span text:style-name="T5">'form-control'</text:span><text:span text:style-name="T19">}</text:span><text:span text:style-name="T4"> </text:span><text:span text:style-name="T19">}</text:span><text:span text:style-name="T18">)</text:span><text:span text:style-name="T4"> </text:span><text:span text:style-name="T13">}}</text:span></text:p>
      <text:p text:style-name="P10"><text:span text:style-name="T1"><text:s text:c="16"/></text:span><text:span text:style-name="T13">{{</text:span><text:span text:style-name="T4"> </text:span><text:span text:style-name="T1">form_errors</text:span><text:span text:style-name="T18">(</text:span><text:span text:style-name="T1">form</text:span><text:span text:style-name="T18">.</text:span><text:span text:style-name="T1">image</text:span><text:span text:style-name="T18">)</text:span><text:span text:style-name="T4"> </text:span><text:span text:style-name="T13">}}</text:span></text:p>
      <text:p text:style-name="P10"><text:span text:style-name="T1"><text:s text:c="12"/></text:span><text:span text:style-name="T14">&lt;/</text:span><text:span text:style-name="T15">div</text:span><text:span text:style-name="T14">&gt;</text:span></text:p>
      <text:p text:style-name="P10"><text:span text:style-name="T1"><text:s text:c="12"/></text:span><text:span text:style-name="T14">&lt;</text:span><text:span text:style-name="T15">div</text:span> <text:span text:style-name="T16">class</text:span><text:span text:style-name="T1">=</text:span><text:span text:style-name="T17">"form-group"</text:span><text:span text:style-name="T14">&gt;</text:span></text:p>
      <text:p text:style-name="P10"><text:span text:style-name="T1"><text:s text:c="16"/></text:span><text:span text:style-name="T13">{{</text:span><text:span text:style-name="T4"> </text:span><text:span text:style-name="T1">form_label</text:span><text:span text:style-name="T18">(</text:span><text:span text:style-name="T1">form</text:span><text:span text:style-name="T18">.</text:span><text:span text:style-name="T1">is_active</text:span><text:span text:style-name="T18">)</text:span><text:span text:style-name="T4"> </text:span><text:span text:style-name="T13">}}</text:span></text:p>
      <text:p text:style-name="P10"><text:span text:style-name="T1"><text:s text:c="16"/></text:span><text:span text:style-name="T13">{{</text:span><text:span text:style-name="T4"> </text:span><text:span text:style-name="T1">form_widget</text:span><text:span text:style-name="T18">(</text:span><text:span text:style-name="T1">form</text:span><text:span text:style-name="T18">.</text:span><text:span text:style-name="T1">is_active</text:span><text:span text:style-name="T18">)</text:span><text:span text:style-name="T4"> </text:span><text:span text:style-name="T13">}}</text:span></text:p>
      <text:p text:style-name="P10"><text:span text:style-name="T1"><text:s text:c="16"/></text:span><text:span text:style-name="T13">{{</text:span><text:span text:style-name="T4"> </text:span><text:span text:style-name="T1">form_errors</text:span><text:span text:style-name="T18">(</text:span><text:span text:style-name="T1">form</text:span><text:span text:style-name="T18">.</text:span><text:span text:style-name="T1">is_active</text:span><text:span text:style-name="T18">)</text:span><text:span text:style-name="T4"> </text:span><text:span text:style-name="T13">}}</text:span></text:p>
      <text:p text:style-name="P10"><text:span text:style-name="T1"><text:s text:c="12"/></text:span><text:span text:style-name="T14">&lt;/</text:span><text:span text:style-name="T15">div</text:span><text:span text:style-name="T14">&gt;</text:span></text:p>
      <text:p text:style-name="P10"><text:span text:style-name="T1"><text:s text:c="12"/></text:span><text:span text:style-name="T14">&lt;</text:span><text:span text:style-name="T15">div</text:span> <text:span text:style-name="T16">class</text:span><text:span text:style-name="T1">=</text:span>"<text:span text:style-name="T17">form-group </text:span><text:span text:style-name="T13">{%</text:span><text:span text:style-name="T4"> if </text:span><text:span text:style-name="T1">form_errors</text:span><text:span text:style-name="T18">(</text:span><text:span text:style-name="T1">form</text:span><text:span text:style-name="T18">.</text:span><text:span text:style-name="T1">created_at</text:span><text:span text:style-name="T18">)</text:span><text:span text:style-name="T4"> </text:span><text:span text:style-name="T13">%}</text:span><text:span text:style-name="T17"> has-error </text:span><text:span text:style-name="T13">{%</text:span><text:span text:style-name="T4"> endif </text:span><text:span text:style-name="T13">%}</text:span>"<text:span text:style-name="T14">&gt;</text:span></text:p>
      <text:p text:style-name="P10"><text:span text:style-name="T1"><text:s text:c="16"/></text:span><text:span text:style-name="T13">{{</text:span><text:span text:style-name="T4"> </text:span><text:span text:style-name="T1">form_label</text:span><text:span text:style-name="T18">(</text:span><text:span text:style-name="T1">form</text:span><text:span text:style-name="T18">.</text:span><text:span text:style-name="T1">created_at</text:span><text:span text:style-name="T18">)</text:span><text:span text:style-name="T4"> </text:span><text:span text:style-name="T13">}}</text:span></text:p>
      <text:p text:style-name="P10"><text:span text:style-name="T1"><text:s text:c="16"/></text:span><text:span text:style-name="T13">{{</text:span><text:span text:style-name="T4"> </text:span><text:span text:style-name="T1">form_widget</text:span><text:span text:style-name="T18">(</text:span><text:span text:style-name="T1">form</text:span><text:span text:style-name="T18">.</text:span><text:span text:style-name="T1">created_at</text:span><text:span text:style-name="T18">,</text:span><text:span text:style-name="T4"> </text:span><text:span text:style-name="T19">{</text:span><text:span text:style-name="T4"> </text:span><text:span text:style-name="T5">'attr'</text:span><text:span text:style-name="T18">:</text:span><text:span text:style-name="T4"> </text:span><text:span text:style-name="T19">{</text:span><text:span text:style-name="T5">'class'</text:span><text:span text:style-name="T18">:</text:span><text:span text:style-name="T4"> </text:span><text:span text:style-name="T5">'form-control'</text:span><text:span text:style-name="T19">}</text:span><text:span text:style-name="T4"> </text:span><text:span text:style-name="T19">}</text:span><text:span text:style-name="T18">)</text:span><text:span text:style-name="T4"> </text:span><text:span text:style-name="T13">}}</text:span></text:p>
      <text:p text:style-name="P10"><text:span text:style-name="T1"><text:s text:c="16"/></text:span><text:span text:style-name="T13">{{</text:span><text:span text:style-name="T4"> </text:span><text:span text:style-name="T1">form_errors</text:span><text:span text:style-name="T18">(</text:span><text:span text:style-name="T1">form</text:span><text:span text:style-name="T18">.</text:span><text:span text:style-name="T1">created_at</text:span><text:span text:style-name="T18">)</text:span><text:span text:style-name="T4"> </text:span><text:span text:style-name="T13">}}</text:span></text:p>
      <text:p text:style-name="P10"><text:span text:style-name="T1"><text:s text:c="12"/></text:span><text:span text:style-name="T14">&lt;/</text:span><text:span text:style-name="T15">div</text:span><text:span text:style-name="T14">&gt;</text:span></text:p>
      <text:p text:style-name="P10"><text:span text:style-name="T1"><text:s text:c="12"/></text:span><text:span text:style-name="T14">&lt;</text:span><text:span text:style-name="T15">div</text:span> <text:span text:style-name="T16">class</text:span><text:span text:style-name="T1">=</text:span>"<text:span text:style-name="T17">form-group </text:span><text:span text:style-name="T13">{%</text:span><text:span text:style-name="T4"> if </text:span><text:span text:style-name="T1">form_errors</text:span><text:span text:style-name="T18">(</text:span><text:span text:style-name="T1">form</text:span><text:span text:style-name="T18">.</text:span><text:span text:style-name="T1">updated_at</text:span><text:span text:style-name="T18">)</text:span><text:span text:style-name="T4"> </text:span><text:span text:style-name="T13">%}</text:span><text:span text:style-name="T17"> has-error </text:span><text:span text:style-name="T13">{%</text:span><text:span text:style-name="T4"> endif </text:span><text:span text:style-name="T13">%}</text:span>"<text:span text:style-name="T14">&gt;</text:span></text:p>
      <text:p text:style-name="P10"><text:span text:style-name="T1"><text:s text:c="16"/></text:span><text:span text:style-name="T13">{{</text:span><text:span text:style-name="T4"> </text:span><text:span text:style-name="T1">form_label</text:span><text:span text:style-name="T18">(</text:span><text:span text:style-name="T1">form</text:span><text:span text:style-name="T18">.</text:span><text:span text:style-name="T1">updated_at</text:span><text:span text:style-name="T18">)</text:span><text:span text:style-name="T4"> </text:span><text:span text:style-name="T13">}}</text:span></text:p>
      <text:p text:style-name="P10"><text:span text:style-name="T1"><text:s text:c="16"/></text:span><text:span text:style-name="T13">{{</text:span><text:span text:style-name="T4"> </text:span><text:span text:style-name="T1">form_widget</text:span><text:span text:style-name="T18">(</text:span><text:span text:style-name="T1">form</text:span><text:span text:style-name="T18">.</text:span><text:span text:style-name="T1">updated_at</text:span><text:span text:style-name="T18">,</text:span><text:span text:style-name="T4"> </text:span><text:span text:style-name="T19">{</text:span><text:span text:style-name="T4"> </text:span><text:span text:style-name="T5">'attr'</text:span><text:span text:style-name="T18">:</text:span><text:span text:style-name="T4"> </text:span><text:span text:style-name="T19">{</text:span><text:span text:style-name="T5">'class'</text:span><text:span text:style-name="T18">:</text:span><text:span text:style-name="T4"> </text:span><text:span text:style-name="T5">'form-control'</text:span><text:span text:style-name="T19">}</text:span><text:span text:style-name="T4"> </text:span><text:span text:style-name="T19">}</text:span><text:span text:style-name="T18">)</text:span><text:span text:style-name="T4"> </text:span><text:span text:style-name="T13">}}</text:span></text:p>
      <text:p text:style-name="P10"><text:span text:style-name="T1"><text:s text:c="16"/></text:span><text:span text:style-name="T13">{{</text:span><text:span text:style-name="T4"> </text:span><text:span text:style-name="T1">form_errors</text:span><text:span text:style-name="T18">(</text:span><text:span text:style-name="T1">form</text:span><text:span text:style-name="T18">.</text:span><text:span text:style-name="T1">updated_at</text:span><text:span text:style-name="T18">)</text:span><text:span text:style-name="T4"> </text:span><text:span text:style-name="T13">}}</text:span></text:p>
      <text:p text:style-name="P10"><text:span text:style-name="T1"><text:s text:c="12"/></text:span><text:span text:style-name="T14">&lt;/</text:span><text:span text:style-name="T15">div</text:span><text:span text:style-name="T14">&gt;</text:span></text:p>
      <text:p text:style-name="P10"><text:span text:style-name="T1"><text:s text:c="12"/></text:span><text:span text:style-name="T14">&lt;</text:span><text:span text:style-name="T15">div</text:span> <text:span text:style-name="T16">class</text:span><text:span text:style-name="T1">=</text:span><text:span text:style-name="T17">"form-group"</text:span><text:span text:style-name="T14">&gt;</text:span></text:p>
      <text:p text:style-name="P10"><text:span text:style-name="T1"><text:s text:c="16"/></text:span><text:span text:style-name="T14">&lt;</text:span><text:span text:style-name="T15">a</text:span> <text:span text:style-name="T16">class</text:span><text:span text:style-name="T1">=</text:span><text:span text:style-name="T17">"btn btn-default"</text:span> <text:span text:style-name="T16">href</text:span><text:span text:style-name="T1">=</text:span>"<text:span text:style-name="T13">{{</text:span><text:span text:style-name="T4"> </text:span><text:span text:style-name="T1">path</text:span><text:span text:style-name="T18">(</text:span><text:span text:style-name="T5">'application_admin_category'</text:span><text:span text:style-name="T18">)</text:span><text:span text:style-name="T4"> </text:span><text:span text:style-name="T13">}}</text:span>"<text:span text:style-name="T14">&gt;</text:span><text:span text:style-name="T1">Back to the list</text:span><text:span text:style-name="T14">&lt;/</text:span><text:span text:style-name="T15">a</text:span><text:span text:style-name="T14">&gt;</text:span></text:p>
      <text:p text:style-name="P10"><text:span text:style-name="T1"><text:s text:c="16"/></text:span><text:span text:style-name="T13">{{</text:span><text:span text:style-name="T4"> </text:span><text:span text:style-name="T1">form_widget</text:span><text:span text:style-name="T18">(</text:span><text:span text:style-name="T1">form</text:span><text:span text:style-name="T18">.</text:span><text:span text:style-name="T1">submit</text:span><text:span text:style-name="T18">,</text:span><text:span text:style-name="T4"> </text:span><text:span text:style-name="T19">{</text:span><text:span text:style-name="T4"> </text:span><text:span text:style-name="T5">'attr'</text:span><text:span text:style-name="T18">:</text:span><text:span text:style-name="T4"> </text:span><text:span text:style-name="T19">{</text:span><text:span text:style-name="T5">'class'</text:span><text:span text:style-name="T18">:</text:span><text:span text:style-name="T4"> </text:span><text:span text:style-name="T5">'btn btn-default'</text:span><text:span text:style-name="T19">}</text:span><text:span text:style-name="T4"> </text:span><text:span text:style-name="T19">}</text:span><text:span text:style-name="T18">)</text:span><text:span text:style-name="T4"> </text:span><text:span text:style-name="T13">}}</text:span></text:p>
      <text:p text:style-name="P10"><text:span text:style-name="T1"><text:s text:c="12"/></text:span><text:span text:style-name="T14">&lt;/</text:span><text:span text:style-name="T15">div</text:span><text:span text:style-name="T14">&gt;</text:span></text:p>
      <text:p text:style-name="P10"/>
      <text:p text:style-name="P10"><text:span text:style-name="T1"><text:s text:c="8"/></text:span><text:span text:style-name="T13">{{</text:span><text:span text:style-name="T4"> </text:span><text:span text:style-name="T1">form_end</text:span><text:span text:style-name="T18">(</text:span><text:span text:style-name="T1">form</text:span><text:span text:style-name="T18">)</text:span><text:span text:style-name="T4"> </text:span><text:span text:style-name="T13">}}</text:span></text:p>
      <text:p text:style-name="P10"/>
      <text:p text:style-name="P10"><text:span text:style-name="T1"><text:s text:c="8"/></text:span><text:span text:style-name="T14">&lt;/</text:span><text:span text:style-name="T15">div</text:span><text:span text:style-name="T14">&gt;</text:span></text:p>
      <text:p text:style-name="P10"><text:span text:style-name="T1"><text:s text:c="4"/></text:span><text:span text:style-name="T14">&lt;/</text:span><text:span text:style-name="T15">div</text:span><text:span text:style-name="T14">&gt;</text:span></text:p>
      <text:p text:style-name="P10"><text:span text:style-name="T14">&lt;/</text:span><text:span text:style-name="T15">div</text:span><text:span text:style-name="T14">&gt;</text:span></text:p>
      <text:p text:style-name="P10"><text:span text:style-name="T13">{%</text:span><text:span text:style-name="T4"> endblock </text:span><text:span text:style-name="T13">%}</text:span></text:p>
      <text:p text:style-name="P17"/>
      <text:p text:style-name="P5"/>
      <text:p text:style-name="P5"><text:soft-page-break/>2. Modyfikujemy pola formularza:</text:p>
      <text:p text:style-name="P5">src/Application/ShopAdminBundle/Form/CategoryType.php</text:p>
      <text:p text:style-name="P5"/>
      <text:p text:style-name="P12"><text:s text:c="4"/><text:span text:style-name="T4">public function </text:span>buildForm(FormBuilderInterface $builder, <text:span text:style-name="T4">array </text:span>$options)</text:p>
      <text:p text:style-name="P12"><text:s text:c="4"/>{</text:p>
      <text:p text:style-name="P12"><text:s text:c="8"/>$builder</text:p>
      <text:p text:style-name="P10"><text:span text:style-name="T1"><text:s text:c="12"/>-&gt;add(</text:span><text:span text:style-name="T5">'title'</text:span><text:span text:style-name="T1">)</text:span></text:p>
      <text:p text:style-name="P10"><text:span text:style-name="T1"><text:s text:c="12"/></text:span><text:span text:style-name="T12">//-&gt;add('slug')</text:span></text:p>
      <text:p text:style-name="P10"><text:span text:style-name="T3"><text:s text:c="12"/></text:span><text:span text:style-name="T1">-&gt;add(</text:span><text:span text:style-name="T5">'description'</text:span><text:span text:style-name="T1">, </text:span><text:span text:style-name="T7">'textarea', </text:span><text:span text:style-name="T8">array</text:span><text:span text:style-name="T7">('attr' =&gt; </text:span><text:span text:style-name="T8">array</text:span><text:span text:style-name="T7">('rows' =&gt; '3'))</text:span><text:span text:style-name="T1">)</text:span></text:p>
      <text:p text:style-name="P10"><text:span text:style-name="T1"><text:s text:c="12"/>-&gt;add(</text:span><text:span text:style-name="T5">'image'</text:span><text:span text:style-name="T1">)</text:span></text:p>
      <text:p text:style-name="P11"><text:s text:c="12"/>-&gt;add('is_active', 'checkbox', <text:span text:style-name="T11">array</text:span>(</text:p>
      <text:p text:style-name="P11"><text:tab/><text:tab/><text:tab/> <text:s text:c="3"/>'label' =&gt; 'Is active',</text:p>
      <text:p text:style-name="P11"><text:tab/><text:tab/><text:tab/>))</text:p>
      <text:p text:style-name="P11"><text:s text:c="12"/>-&gt;add('created_at', 'date', <text:span text:style-name="T11">array</text:span>(</text:p>
      <text:p text:style-name="P11"><text:s text:c="12"/><text:tab/>'widget' =&gt; 'single_text',</text:p>
      <text:p text:style-name="P11"><text:s text:c="12"/><text:tab/>'attr' =&gt; <text:span text:style-name="T11">array</text:span>('placeholder' =&gt; 'YYYY-MM-DD'),</text:p>
      <text:p text:style-name="P11"><text:s text:c="12"/>))</text:p>
      <text:p text:style-name="P11"><text:s text:c="12"/>-&gt;add('updated_at', 'date', <text:span text:style-name="T11">array</text:span>(</text:p>
      <text:p text:style-name="P11"><text:s text:c="12"/><text:tab/>'widget' =&gt; 'single_text',</text:p>
      <text:p text:style-name="P11"><text:s text:c="12"/><text:tab/>'attr' =&gt; <text:span text:style-name="T11">array</text:span>('placeholder' =&gt; 'YYYY-MM-DD'),</text:p>
      <text:p text:style-name="P11"><text:s text:c="12"/>))</text:p>
      <text:p text:style-name="P12"><text:s text:c="8"/>;</text:p>
      <text:p text:style-name="P12"><text:s text:c="4"/>}</text:p>
      <text:p text:style-name="P12"/>
      <text:p text:style-name="P5">3. Dodajemy walidację</text:p>
      <text:p text:style-name="P5">src/Application/ShopAdminBundle/Entity/Category.php</text:p>
      <text:p text:style-name="P15">&lt;?php</text:p>
      <text:p text:style-name="P10"/>
      <text:p text:style-name="P12">namespace Application\ShopAdminBundle\Entity;</text:p>
      <text:p text:style-name="P10"/>
      <text:p text:style-name="P10"><text:span text:style-name="T4">use </text:span><text:span text:style-name="T1">Doctrine\ORM\Mapping </text:span><text:span text:style-name="T4">as </text:span><text:span text:style-name="T1">ORM;</text:span></text:p>
      <text:p text:style-name="P10"/>
      <text:p text:style-name="P11"><text:span text:style-name="T11">use </text:span>Symfony\Component\Validator\Mapping\ClassMetadata;</text:p>
      <text:p text:style-name="P11"><text:span text:style-name="T11">use </text:span>Symfony\Component\Validator\Constraints\NotBlank;</text:p>
      <text:p text:style-name="P11"/>
      <text:p text:style-name="P11"><text:span text:style-name="T11">use </text:span>Symfony\Component\Validator\Constraints <text:span text:style-name="T11">as </text:span>Assert;</text:p>
      <text:p text:style-name="P10"/>
      <text:p text:style-name="P14">/**</text:p>
      <text:p text:style-name="P14"><text:s/>* Category</text:p>
      <text:p text:style-name="P14"><text:s/>*/</text:p>
      <text:p text:style-name="P10"><text:span text:style-name="T4">class </text:span><text:span text:style-name="T1">Category</text:span></text:p>
      <text:p text:style-name="P12">{</text:p>
      <text:p text:style-name="P12">....</text:p>
      <text:p text:style-name="P11"><text:s text:c="4"/><text:span text:style-name="T11">public static function </text:span>loadValidatorMetadata(ClassMetadata $metadata)</text:p>
      <text:p text:style-name="P11"><text:s text:c="4"/>{</text:p>
      <text:p text:style-name="P11"><text:s text:c="8"/>$metadata-&gt;addPropertyConstraint('title', <text:span text:style-name="T11">new </text:span>NotBlank());</text:p>
      <text:p text:style-name="P11"><text:s text:c="8"/>$metadata-&gt;addPropertyConstraint('description', <text:span text:style-name="T11">new </text:span>NotBlank());</text:p>
      <text:p text:style-name="P11"><text:s text:c="8"/>$metadata-&gt;addPropertyConstraint('image', <text:span text:style-name="T11">new </text:span>NotBlank());</text:p>
      <text:p text:style-name="P11"><text:s text:c="4"/>}</text:p>
      <text:p text:style-name="P12">}</text:p>
      <text:p text:style-name="P12"/>
      <text:p text:style-name="P5">4. Modyfikujemy metody</text:p>
      <text:p text:style-name="P5">src/Application/ShopAdminBundle/Entity/Category.php</text:p>
      <text:p text:style-name="P5"/>
      <text:p text:style-name="P15">&lt;?php</text:p>
      <text:p text:style-name="P10"/>
      <text:p text:style-name="P12">namespace Application\ShopAdminBundle\Entity;</text:p>
      <text:p text:style-name="P10"/>
      <text:p text:style-name="P10"><text:span text:style-name="T4">use </text:span><text:span text:style-name="T1">Doctrine\ORM\Mapping </text:span><text:span text:style-name="T4">as </text:span><text:span text:style-name="T1">ORM;</text:span></text:p>
      <text:p text:style-name="P11"><text:span text:style-name="T11">use </text:span>Application\ShopBundle\Utils\Shop <text:span text:style-name="T11">as </text:span>Shop;</text:p>
      <text:p text:style-name="P10"/>
      <text:p text:style-name="P14">/**</text:p>
      <text:p text:style-name="P14"><text:s/>* Category</text:p>
      <text:p text:style-name="P14"><text:soft-page-break/><text:s/>*/</text:p>
      <text:p text:style-name="P10"><text:span text:style-name="T4">class </text:span><text:span text:style-name="T1">Category</text:span></text:p>
      <text:p text:style-name="P12">{</text:p>
      <text:p text:style-name="P13">...</text:p>
      <text:p text:style-name="P8"><text:span text:style-name="T1"><text:s text:c="4"/></text:span><text:span text:style-name="T9">/**</text:span></text:p>
      <text:p text:style-name="P14"><text:s text:c="5"/>* Get slug</text:p>
      <text:p text:style-name="P14"><text:s text:c="5"/>*</text:p>
      <text:p text:style-name="P10"><text:span text:style-name="T9"><text:s text:c="5"/>* </text:span><text:span text:style-name="T10">@return</text:span><text:span text:style-name="T9"> string </text:span></text:p>
      <text:p text:style-name="P14"><text:s text:c="5"/>*/</text:p>
      <text:p text:style-name="P10"><text:span text:style-name="T1"><text:s text:c="4"/></text:span><text:span text:style-name="T4">public function </text:span><text:span text:style-name="T1">getSlug()</text:span></text:p>
      <text:p text:style-name="P12"><text:s text:c="4"/>{</text:p>
      <text:p text:style-name="P10"><text:span text:style-name="T1"><text:s text:c="8"/></text:span><text:span text:style-name="T6">//return $this-&gt;slug;</text:span></text:p>
      <text:p text:style-name="P10"><text:span text:style-name="T1"><text:s text:c="8"/></text:span><text:span text:style-name="T8">return </text:span><text:span text:style-name="T7">Shop::slugify($this-&gt;getTitle());</text:span></text:p>
      <text:p text:style-name="P12"><text:s text:c="4"/>}</text:p>
      <text:p text:style-name="P12"/>
      <text:p text:style-name="P12"><text:s text:c="4"/><text:span text:style-name="T9">/**</text:span></text:p>
      <text:p text:style-name="P14"><text:s text:c="5"/>* @ORM\PrePersist</text:p>
      <text:p text:style-name="P14"><text:s text:c="5"/>*/</text:p>
      <text:p text:style-name="P10"><text:span text:style-name="T1"><text:s text:c="4"/></text:span><text:span text:style-name="T4">public function </text:span><text:span text:style-name="T1">setSlugValue()</text:span></text:p>
      <text:p text:style-name="P12"><text:s text:c="4"/>{</text:p>
      <text:p text:style-name="P10"><text:span text:style-name="T1"><text:s text:c="8"/></text:span><text:span text:style-name="T6">// Add your code here</text:span></text:p>
      <text:p text:style-name="P12"><text:s text:c="8"/><text:span text:style-name="T7">$this-&gt;slug = Shop::slugify($this-&gt;getTitle());</text:span></text:p>
      <text:p text:style-name="P12"><text:s text:c="4"/>}</text:p>
      <text:p text:style-name="P12"/>
      <text:p text:style-name="P5">5. Likwidacja polskich znaków:</text:p>
      <text:p text:style-name="P5">//src/Application/ShopBundle/Utils/Shop.php</text:p>
      <text:p text:style-name="P5"/>
      <text:p text:style-name="P15">&lt;?php</text:p>
      <text:p text:style-name="P10"/>
      <text:p text:style-name="P16">// src/Application/ShopBundle/Utils/Shop.php</text:p>
      <text:p text:style-name="P12"><text:s/></text:p>
      <text:p text:style-name="P12">namespace Application\ShopBundle\Utils;</text:p>
      <text:p text:style-name="P10"><text:span text:style-name="T4">class </text:span><text:span text:style-name="T1">Shop</text:span></text:p>
      <text:p text:style-name="P12">{</text:p>
      <text:p text:style-name="P10"><text:span text:style-name="T1"><text:s text:c="4"/></text:span><text:span text:style-name="T4">static public function </text:span><text:span text:style-name="T2">slugify</text:span><text:span text:style-name="T1">($text)</text:span></text:p>
      <text:p text:style-name="P12"><text:s text:c="4"/>{</text:p>
      <text:p text:style-name="P11"><text:tab/> <text:s text:c="3"/>$polish_chars = <text:span text:style-name="T11">array</text:span>('Ą', 'Ć', 'Ę', 'Ł', 'Ń', 'Ó', 'Ś', 'Ż', 'Ź', 'ą', 'ć', 'ę', 'ł', 'ń', 'ó', 'ś', 'ż', 'ź');</text:p>
      <text:p text:style-name="P11"><text:tab/> <text:s text:c="3"/>$replace <text:s text:c="4"/>= <text:span text:style-name="T11">array</text:span>('A', 'C', 'E', 'L', 'N', 'O', 'S', 'Z', 'Z', 'a', 'c', 'e', 'l', 'n', 'o', 's', 'z', 'z');</text:p>
      <text:p text:style-name="P11"><text:tab/> <text:s text:c="3"/>$text = str_replace($polish_chars, $replace, $text);</text:p>
      <text:p text:style-name="P12"><text:s text:c="3"/></text:p>
      <text:p text:style-name="P10"><text:span text:style-name="T1"><text:s text:c="4"/><text:tab/></text:span><text:span text:style-name="T6">// replace all non letters or digits by -</text:span></text:p>
      <text:p text:style-name="P10"><text:span text:style-name="T1"><text:s text:c="8"/>$text = preg_replace(</text:span><text:span text:style-name="T5">'/\W+/'</text:span><text:span text:style-name="T1">, </text:span><text:span text:style-name="T5">'-'</text:span><text:span text:style-name="T1">, $text);</text:span></text:p>
      <text:p text:style-name="P12"><text:s/></text:p>
      <text:p text:style-name="P10"><text:span text:style-name="T1"><text:s text:c="8"/></text:span><text:span text:style-name="T6">// trim and lowercase</text:span></text:p>
      <text:p text:style-name="P10"><text:span text:style-name="T1"><text:s text:c="8"/>$text = strtolower(trim($text, </text:span><text:span text:style-name="T5">'-'</text:span><text:span text:style-name="T1">));</text:span></text:p>
      <text:p text:style-name="P12"><text:s/></text:p>
      <text:p text:style-name="P10"><text:span text:style-name="T1"><text:s text:c="8"/></text:span><text:span text:style-name="T4">return </text:span><text:span text:style-name="T1">$text;</text:span></text:p>
      <text:p text:style-name="P12"><text:s text:c="4"/>}</text:p>
      <text:p text:style-name="P12">}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Edycja kategorii</text:p>
      <text:p text:style-name="P6">1.//src/Application/ShopAdminBundle/Resources/views/Category/edit.html.twig</text:p>
      <text:p text:style-name="P6"/>
      <text:p text:style-name="P9"><text:span text:style-name="T13">{%</text:span><text:span text:style-name="T4"> extends </text:span><text:span text:style-name="T5">'ApplicationShopAdminBundle::layout.html.twig'</text:span><text:span text:style-name="T4"> </text:span><text:span text:style-name="T13">%}</text:span></text:p>
      <text:p text:style-name="P10"/>
      <text:p text:style-name="P10"><text:span text:style-name="T13">{%</text:span><text:span text:style-name="T4"> block </text:span><text:span text:style-name="T1">title</text:span><text:span text:style-name="T4"> </text:span><text:span text:style-name="T13">%}</text:span><text:span text:style-name="T1">Start</text:span><text:span text:style-name="T13">{%</text:span><text:span text:style-name="T4"> endblock </text:span><text:span text:style-name="T13">%}</text:span></text:p>
      <text:p text:style-name="P10"/>
      <text:p text:style-name="P10"><text:span text:style-name="T13">{%</text:span><text:span text:style-name="T4"> block </text:span><text:span text:style-name="T1">stylesheets</text:span><text:span text:style-name="T4"> </text:span><text:span text:style-name="T13">%}{%</text:span><text:span text:style-name="T4"> endblock </text:span><text:span text:style-name="T13">%}</text:span></text:p>
      <text:p text:style-name="P10"/>
      <text:p text:style-name="P10"><text:span text:style-name="T13">{%</text:span><text:span text:style-name="T4"> block </text:span><text:span text:style-name="T1">javascripts</text:span><text:span text:style-name="T4"> </text:span><text:span text:style-name="T13">%}{%</text:span><text:span text:style-name="T4"> endblock </text:span><text:span text:style-name="T13">%}</text:span></text:p>
      <text:p text:style-name="P10"/>
      <text:p text:style-name="P10"><text:span text:style-name="T13">{%</text:span><text:span text:style-name="T4"> form_theme </text:span><text:span text:style-name="T1">edit_form</text:span><text:span text:style-name="T4"> </text:span><text:span text:style-name="T1">_self</text:span><text:span text:style-name="T4"> </text:span><text:span text:style-name="T13">%}</text:span></text:p>
      <text:p text:style-name="P12"><text:s/></text:p>
      <text:p text:style-name="P10"><text:span text:style-name="T13">{%</text:span><text:span text:style-name="T4"> block </text:span><text:span text:style-name="T1">form_errors</text:span><text:span text:style-name="T4"> </text:span><text:span text:style-name="T13">%}</text:span></text:p>
      <text:p text:style-name="P10"><text:span text:style-name="T13">{%</text:span><text:span text:style-name="T4"> spaceless </text:span><text:span text:style-name="T13">%}</text:span></text:p>
      <text:p text:style-name="P10"><text:span text:style-name="T1"><text:s text:c="4"/></text:span><text:span text:style-name="T13">{%</text:span><text:span text:style-name="T4"> if </text:span><text:span text:style-name="T1">errors</text:span><text:span text:style-name="T18">|</text:span><text:span text:style-name="T1">length</text:span><text:span text:style-name="T4"> </text:span><text:span text:style-name="T18">&gt;</text:span><text:span text:style-name="T4"> </text:span><text:span text:style-name="T12">0</text:span><text:span text:style-name="T4"> </text:span><text:span text:style-name="T13">%}</text:span></text:p>
      <text:p text:style-name="P10"><text:span text:style-name="T1"><text:s text:c="8"/></text:span><text:span text:style-name="T13">{%</text:span><text:span text:style-name="T4"> for </text:span><text:span text:style-name="T1">error</text:span><text:span text:style-name="T4"> in </text:span><text:span text:style-name="T1">errors</text:span><text:span text:style-name="T4"> </text:span><text:span text:style-name="T13">%}</text:span></text:p>
      <text:p text:style-name="P10"><text:span text:style-name="T1"><text:s text:c="12"/></text:span><text:span text:style-name="T14">&lt;</text:span><text:span text:style-name="T15">small</text:span> <text:span text:style-name="T16">class</text:span><text:span text:style-name="T1">=</text:span><text:span text:style-name="T17">"help-block"</text:span><text:span text:style-name="T14">&gt;</text:span><text:span text:style-name="T13">{{</text:span><text:span text:style-name="T4"> </text:span><text:span text:style-name="T1">error</text:span><text:span text:style-name="T18">.</text:span><text:span text:style-name="T1">messageTemplate</text:span><text:span text:style-name="T18">|</text:span><text:span text:style-name="T1">trans</text:span><text:span text:style-name="T18">(</text:span><text:span text:style-name="T1">error</text:span><text:span text:style-name="T18">.</text:span><text:span text:style-name="T1">messageParameters</text:span><text:span text:style-name="T18">,</text:span><text:span text:style-name="T4"> </text:span><text:span text:style-name="T5">'validators'</text:span><text:span text:style-name="T18">)</text:span><text:span text:style-name="T4"> </text:span><text:span text:style-name="T13">}}</text:span><text:span text:style-name="T14">&lt;/</text:span><text:span text:style-name="T15">small</text:span><text:span text:style-name="T14">&gt;</text:span></text:p>
      <text:p text:style-name="P10"><text:span text:style-name="T1"><text:s text:c="8"/></text:span><text:span text:style-name="T13">{%</text:span><text:span text:style-name="T4"> endfor </text:span><text:span text:style-name="T13">%}</text:span></text:p>
      <text:p text:style-name="P10"><text:span text:style-name="T1"><text:s text:c="4"/></text:span><text:span text:style-name="T13">{%</text:span><text:span text:style-name="T4"> endif </text:span><text:span text:style-name="T13">%}</text:span></text:p>
      <text:p text:style-name="P10"><text:span text:style-name="T13">{%</text:span><text:span text:style-name="T4"> endspaceless </text:span><text:span text:style-name="T13">%}</text:span></text:p>
      <text:p text:style-name="P10"><text:span text:style-name="T13">{%</text:span><text:span text:style-name="T4"> endblock </text:span><text:span text:style-name="T1">form_errors</text:span><text:span text:style-name="T4"> </text:span><text:span text:style-name="T13">%}</text:span></text:p>
      <text:p text:style-name="P10"/>
      <text:p text:style-name="P10"><text:span text:style-name="T13">{%</text:span><text:span text:style-name="T4"> block </text:span><text:span text:style-name="T1">choice_widget_expanded</text:span><text:span text:style-name="T4"> </text:span><text:span text:style-name="T13">%}</text:span></text:p>
      <text:p text:style-name="P10"><text:span text:style-name="T13">{%</text:span><text:span text:style-name="T4"> spaceless </text:span><text:span text:style-name="T13">%}</text:span></text:p>
      <text:p text:style-name="P10"><text:span text:style-name="T1"><text:s text:c="4"/></text:span><text:span text:style-name="T14">&lt;</text:span><text:span text:style-name="T15">div</text:span><text:span text:style-name="T13"> {{</text:span><text:span text:style-name="T4"> </text:span><text:span text:style-name="T1">block</text:span><text:span text:style-name="T18">(</text:span><text:span text:style-name="T5">'widget_container_attributes'</text:span><text:span text:style-name="T18">)</text:span><text:span text:style-name="T4"> </text:span><text:span text:style-name="T13">}}</text:span> <text:span text:style-name="T16">class</text:span><text:span text:style-name="T1">=</text:span><text:span text:style-name="T17">"my-form-choices"</text:span><text:span text:style-name="T14">&gt;</text:span></text:p>
      <text:p text:style-name="P10"><text:span text:style-name="T1"><text:s text:c="4"/></text:span><text:span text:style-name="T13">{%</text:span><text:span text:style-name="T4"> for </text:span><text:span text:style-name="T1">child</text:span><text:span text:style-name="T4"> in </text:span><text:span text:style-name="T1">form</text:span><text:span text:style-name="T4"> </text:span><text:span text:style-name="T13">%}</text:span></text:p>
      <text:p text:style-name="P10"><text:span text:style-name="T1"><text:s text:c="8"/></text:span><text:span text:style-name="T13">{{</text:span><text:span text:style-name="T4"> </text:span><text:span text:style-name="T1">form_widget</text:span><text:span text:style-name="T18">(</text:span><text:span text:style-name="T1">child</text:span><text:span text:style-name="T18">)</text:span><text:span text:style-name="T4"> </text:span><text:span text:style-name="T13">}}</text:span></text:p>
      <text:p text:style-name="P10"><text:span text:style-name="T1"><text:s text:c="4"/></text:span><text:span text:style-name="T13">{%</text:span><text:span text:style-name="T4"> endfor </text:span><text:span text:style-name="T13">%}</text:span></text:p>
      <text:p text:style-name="P10"><text:span text:style-name="T1"><text:s text:c="4"/></text:span><text:span text:style-name="T14">&lt;/</text:span><text:span text:style-name="T15">div</text:span><text:span text:style-name="T14">&gt;</text:span></text:p>
      <text:p text:style-name="P10"><text:span text:style-name="T13">{%</text:span><text:span text:style-name="T4"> endspaceless </text:span><text:span text:style-name="T13">%}</text:span></text:p>
      <text:p text:style-name="P10"><text:span text:style-name="T13">{%</text:span><text:span text:style-name="T4"> endblock </text:span><text:span text:style-name="T1">choice_widget_expanded</text:span><text:span text:style-name="T4"> </text:span><text:span text:style-name="T13">%}</text:span></text:p>
      <text:p text:style-name="P10"/>
      <text:p text:style-name="P10"><text:span text:style-name="T13">{%</text:span><text:span text:style-name="T4"> block </text:span><text:span text:style-name="T1">checkbox_widget</text:span><text:span text:style-name="T4"> </text:span><text:span text:style-name="T13">%}</text:span></text:p>
      <text:p text:style-name="P10"><text:span text:style-name="T13">{%</text:span><text:span text:style-name="T4"> spaceless </text:span><text:span text:style-name="T13">%}</text:span></text:p>
      <text:p text:style-name="P10"><text:span text:style-name="T1"><text:s text:c="4"/></text:span><text:span text:style-name="T14">&lt;</text:span><text:span text:style-name="T15">div</text:span> <text:span text:style-name="T16">class</text:span><text:span text:style-name="T1">=</text:span><text:span text:style-name="T17">"checkbox"</text:span><text:span text:style-name="T14">&gt;</text:span></text:p>
      <text:p text:style-name="P10"><text:span text:style-name="T1"><text:s text:c="8"/></text:span><text:span text:style-name="T14">&lt;</text:span><text:span text:style-name="T15">label</text:span> <text:span text:style-name="T16">for</text:span><text:span text:style-name="T1">=</text:span>"<text:span text:style-name="T13">{{</text:span><text:span text:style-name="T4"> </text:span><text:span text:style-name="T1">id</text:span><text:span text:style-name="T4"> </text:span><text:span text:style-name="T13">}}</text:span>"<text:span text:style-name="T14">&gt;&lt;</text:span><text:span text:style-name="T15">input</text:span> <text:span text:style-name="T16">type</text:span><text:span text:style-name="T1">=</text:span><text:span text:style-name="T17">"checkbox"</text:span><text:span text:style-name="T13"> {{</text:span><text:span text:style-name="T4"> </text:span><text:span text:style-name="T1">block</text:span><text:span text:style-name="T18">(</text:span><text:span text:style-name="T5">'widget_attributes'</text:span><text:span text:style-name="T18">)</text:span><text:span text:style-name="T4"> </text:span><text:span text:style-name="T13">}}{%</text:span><text:span text:style-name="T4"> if </text:span><text:span text:style-name="T1">value</text:span><text:span text:style-name="T4"> is defined </text:span><text:span text:style-name="T13">%}</text:span> <text:span text:style-name="T16">value</text:span><text:span text:style-name="T1">=</text:span>"<text:span text:style-name="T13">{{</text:span><text:span text:style-name="T4"> </text:span><text:span text:style-name="T1">value</text:span><text:span text:style-name="T4"> </text:span><text:span text:style-name="T13">}}</text:span>"<text:span text:style-name="T13">{%</text:span><text:span text:style-name="T4"> endif </text:span><text:span text:style-name="T13">%}{%</text:span><text:span text:style-name="T4"> if </text:span><text:span text:style-name="T1">checked</text:span><text:span text:style-name="T4"> </text:span><text:span text:style-name="T13">%}</text:span> <text:span text:style-name="T16">checked</text:span><text:span text:style-name="T1">=</text:span><text:span text:style-name="T17">"checked"</text:span><text:span text:style-name="T13">{%</text:span><text:span text:style-name="T4"> endif </text:span><text:span text:style-name="T13">%}</text:span> <text:span text:style-name="T14">/&gt;</text:span><text:span text:style-name="T13">{{</text:span><text:span text:style-name="T4"> </text:span><text:span text:style-name="T1">label</text:span><text:span text:style-name="T18">|</text:span><text:span text:style-name="T1">trans</text:span><text:span text:style-name="T18">(</text:span><text:span text:style-name="T19">{}</text:span><text:span text:style-name="T18">,</text:span><text:span text:style-name="T4"> </text:span><text:span text:style-name="T1">translation_domain</text:span><text:span text:style-name="T18">)</text:span><text:span text:style-name="T4"> </text:span><text:span text:style-name="T13">}}</text:span><text:span text:style-name="T14">&lt;/</text:span><text:span text:style-name="T15">label</text:span><text:span text:style-name="T14">&gt;</text:span></text:p>
      <text:p text:style-name="P10"><text:span text:style-name="T1"><text:s text:c="4"/></text:span><text:span text:style-name="T14">&lt;/</text:span><text:span text:style-name="T15">div</text:span><text:span text:style-name="T14">&gt;</text:span></text:p>
      <text:p text:style-name="P10"><text:span text:style-name="T13">{%</text:span><text:span text:style-name="T4"> endspaceless </text:span><text:span text:style-name="T13">%}</text:span></text:p>
      <text:p text:style-name="P10"><text:span text:style-name="T13">{%</text:span><text:span text:style-name="T4"> endblock </text:span><text:span text:style-name="T1">checkbox_widget</text:span><text:span text:style-name="T4"> </text:span><text:span text:style-name="T13">%}</text:span></text:p>
      <text:p text:style-name="P10"/>
      <text:p text:style-name="P10"><text:span text:style-name="T13">{%</text:span><text:span text:style-name="T4"> block </text:span><text:span text:style-name="T1">radio_widget</text:span><text:span text:style-name="T4"> </text:span><text:span text:style-name="T13">%}</text:span></text:p>
      <text:p text:style-name="P10"><text:span text:style-name="T13">{%</text:span><text:span text:style-name="T4"> spaceless </text:span><text:span text:style-name="T13">%}</text:span></text:p>
      <text:p text:style-name="P10"><text:span text:style-name="T1"><text:s text:c="4"/></text:span><text:span text:style-name="T14">&lt;</text:span><text:span text:style-name="T15">div</text:span> <text:span text:style-name="T16">class</text:span><text:span text:style-name="T1">=</text:span><text:span text:style-name="T17">"radio"</text:span><text:span text:style-name="T14">&gt;</text:span></text:p>
      <text:p text:style-name="P10"><text:span text:style-name="T1"><text:s text:c="8"/></text:span><text:span text:style-name="T14">&lt;</text:span><text:span text:style-name="T15">label</text:span> <text:span text:style-name="T16">for</text:span><text:span text:style-name="T1">=</text:span>"<text:span text:style-name="T13">{{</text:span><text:span text:style-name="T4"> </text:span><text:span text:style-name="T1">id</text:span><text:span text:style-name="T4"> </text:span><text:span text:style-name="T13">}}</text:span>"<text:span text:style-name="T14">&gt;&lt;</text:span><text:span text:style-name="T15">input</text:span> <text:span text:style-name="T16">type</text:span><text:span text:style-name="T1">=</text:span><text:span text:style-name="T17">"radio"</text:span><text:span text:style-name="T13"> {{</text:span><text:span text:style-name="T4"> </text:span><text:span text:style-name="T1">block</text:span><text:span text:style-name="T18">(</text:span><text:span text:style-name="T5">'widget_attributes'</text:span><text:span text:style-name="T18">)</text:span><text:span text:style-name="T4"> </text:span><text:span text:style-name="T13">}}{%</text:span><text:span text:style-name="T4"> if </text:span><text:span text:style-name="T1">value</text:span><text:span text:style-name="T4"> is defined </text:span><text:span text:style-name="T13">%}</text:span> <text:span text:style-name="T16">value</text:span><text:span text:style-name="T1">=</text:span>"<text:span text:style-name="T13">{{</text:span><text:span text:style-name="T4"> </text:span><text:span text:style-name="T1">value</text:span><text:span text:style-name="T4"> </text:span><text:span text:style-name="T13">}}</text:span>"<text:span text:style-name="T13">{%</text:span><text:span text:style-name="T4"> endif </text:span><text:span text:style-name="T13">%}{%</text:span><text:span text:style-name="T4"> if </text:span><text:span text:style-name="T1">checked</text:span><text:span text:style-name="T4"> </text:span><text:span text:style-name="T13">%}</text:span> <text:span text:style-name="T16">checked</text:span><text:span text:style-name="T1">=</text:span><text:span text:style-name="T17">"checked"</text:span><text:span text:style-name="T13">{%</text:span><text:span text:style-name="T4"> endif </text:span><text:span text:style-name="T13">%}</text:span> <text:span text:style-name="T14">/&gt;</text:span><text:span text:style-name="T13">{{</text:span><text:span text:style-name="T4"> </text:span><text:span text:style-name="T1">label</text:span><text:span text:style-name="T18">|</text:span><text:span text:style-name="T1">trans</text:span><text:span text:style-name="T18">(</text:span><text:span text:style-name="T19">{}</text:span><text:span text:style-name="T18">,</text:span><text:span text:style-name="T4"> </text:span><text:span text:style-name="T1">translation_domain</text:span><text:span text:style-name="T18">)</text:span><text:span text:style-name="T4"> </text:span><text:span text:style-name="T13">}}</text:span><text:span text:style-name="T14">&lt;/</text:span><text:span text:style-name="T15">label</text:span><text:span text:style-name="T14">&gt;</text:span></text:p>
      <text:p text:style-name="P10"><text:span text:style-name="T1"><text:s text:c="4"/></text:span><text:span text:style-name="T14">&lt;/</text:span><text:span text:style-name="T15">div</text:span><text:span text:style-name="T14">&gt;</text:span></text:p>
      <text:p text:style-name="P10"><text:span text:style-name="T13">{%</text:span><text:span text:style-name="T4"> endspaceless </text:span><text:span text:style-name="T13">%}</text:span></text:p>
      <text:p text:style-name="P10"><text:span text:style-name="T13">{%</text:span><text:span text:style-name="T4"> endblock </text:span><text:span text:style-name="T1">radio_widget</text:span><text:span text:style-name="T4"> </text:span><text:span text:style-name="T13">%}</text:span></text:p>
      <text:p text:style-name="P10"/>
      <text:p text:style-name="P10"><text:span text:style-name="T13">{%</text:span><text:span text:style-name="T4"> block </text:span><text:span text:style-name="T1">body</text:span><text:span text:style-name="T4"> </text:span><text:span text:style-name="T13">%}</text:span></text:p>
      <text:p text:style-name="P10"><text:span text:style-name="T14">&lt;</text:span><text:span text:style-name="T15">div</text:span> <text:span text:style-name="T16">class</text:span><text:span text:style-name="T1">=</text:span><text:span text:style-name="T17">"container-fluid"</text:span><text:span text:style-name="T14">&gt;</text:span></text:p>
      <text:p text:style-name="P10"><text:span text:style-name="T1"><text:s text:c="4"/></text:span><text:span text:style-name="T14">&lt;</text:span><text:span text:style-name="T15">div</text:span> <text:span text:style-name="T16">class</text:span><text:span text:style-name="T1">=</text:span><text:span text:style-name="T17">"row"</text:span><text:span text:style-name="T14">&gt;</text:span></text:p>
      <text:p text:style-name="P10"><text:span text:style-name="T1"><text:s text:c="8"/></text:span><text:span text:style-name="T14">&lt;</text:span><text:span text:style-name="T15">div</text:span> <text:span text:style-name="T16">class</text:span><text:span text:style-name="T1">=</text:span><text:span text:style-name="T17">"col-md-12"</text:span><text:span text:style-name="T14">&gt;</text:span></text:p>
      <text:p text:style-name="P10"><text:span text:style-name="T1"><text:s text:c="12"/></text:span><text:span text:style-name="T14">&lt;</text:span><text:span text:style-name="T15">h1</text:span> <text:span text:style-name="T16">class</text:span><text:span text:style-name="T1">=</text:span><text:span text:style-name="T17">"page-header"</text:span><text:span text:style-name="T14">&gt;</text:span><text:span text:style-name="T1">Category edit</text:span><text:span text:style-name="T14">&lt;/</text:span><text:span text:style-name="T15">h1</text:span><text:span text:style-name="T14">&gt;</text:span></text:p>
      <text:p text:style-name="P10"><text:span text:style-name="T1"><text:s text:c="8"/></text:span><text:span text:style-name="T14">&lt;/</text:span><text:span text:style-name="T15">div</text:span><text:span text:style-name="T14">&gt;</text:span><text:span text:style-name="T1"> <text:s/></text:span></text:p>
      <text:p text:style-name="P10"><text:span text:style-name="T1"><text:s text:c="4"/></text:span><text:span text:style-name="T14">&lt;/</text:span><text:span text:style-name="T15">div</text:span><text:span text:style-name="T14">&gt;</text:span></text:p>
      <text:p text:style-name="P10"><text:span text:style-name="T1"><text:s text:c="4"/></text:span><text:span text:style-name="T14">&lt;</text:span><text:span text:style-name="T15">div</text:span> <text:span text:style-name="T16">class</text:span><text:span text:style-name="T1">=</text:span><text:span text:style-name="T17">"row"</text:span><text:span text:style-name="T14">&gt;</text:span></text:p>
      <text:p text:style-name="P10"><text:soft-page-break/><text:span text:style-name="T1"><text:s text:c="8"/></text:span><text:span text:style-name="T14">&lt;</text:span><text:span text:style-name="T15">div</text:span> <text:span text:style-name="T16">class</text:span><text:span text:style-name="T1">=</text:span><text:span text:style-name="T17">"col-sm-offset-3 col-md-6"</text:span><text:span text:style-name="T14">&gt;</text:span></text:p>
      <text:p text:style-name="P10"/>
      <text:p text:style-name="P10"><text:span text:style-name="T1"><text:tab/><text:tab/></text:span><text:span text:style-name="T18">{# {{ form(edit_form) }} #}</text:span></text:p>
      <text:p text:style-name="P10"><text:span text:style-name="T1"><text:s text:c="8"/></text:span><text:span text:style-name="T13">{{</text:span><text:span text:style-name="T4"> </text:span><text:span text:style-name="T1">form_start</text:span><text:span text:style-name="T18">(</text:span><text:span text:style-name="T1">edit_form</text:span><text:span text:style-name="T18">,</text:span><text:span text:style-name="T4"> </text:span><text:span text:style-name="T19">{</text:span><text:span text:style-name="T5">'attr'</text:span><text:span text:style-name="T18">:</text:span><text:span text:style-name="T4"> </text:span><text:span text:style-name="T19">{</text:span><text:span text:style-name="T5">'novalidate'</text:span><text:span text:style-name="T18">:</text:span><text:span text:style-name="T4"> </text:span><text:span text:style-name="T5">'novalidate'</text:span><text:span text:style-name="T13">}}</text:span><text:span text:style-name="T1">) }}</text:span></text:p>
      <text:p text:style-name="P10"/>
      <text:p text:style-name="P10"><text:span text:style-name="T1"><text:s text:c="12"/></text:span><text:span text:style-name="T13">{{</text:span><text:span text:style-name="T4"> </text:span><text:span text:style-name="T1">form_errors</text:span><text:span text:style-name="T18">(</text:span><text:span text:style-name="T1">edit_form</text:span><text:span text:style-name="T18">)</text:span><text:span text:style-name="T4"> </text:span><text:span text:style-name="T13">}}</text:span></text:p>
      <text:p text:style-name="P12"><text:s text:c="12"/></text:p>
      <text:p text:style-name="P10"><text:span text:style-name="T1"><text:s text:c="12"/></text:span><text:span text:style-name="T14">&lt;</text:span><text:span text:style-name="T15">div</text:span> <text:span text:style-name="T16">class</text:span><text:span text:style-name="T1">=</text:span>"<text:span text:style-name="T17">form-group </text:span><text:span text:style-name="T13">{%</text:span><text:span text:style-name="T4"> if </text:span><text:span text:style-name="T1">form_errors</text:span><text:span text:style-name="T18">(</text:span><text:span text:style-name="T1">edit_form</text:span><text:span text:style-name="T18">.</text:span><text:span text:style-name="T1">title</text:span><text:span text:style-name="T18">)</text:span><text:span text:style-name="T4"> </text:span><text:span text:style-name="T13">%}</text:span><text:span text:style-name="T17"> has-error </text:span><text:span text:style-name="T13">{%</text:span><text:span text:style-name="T4"> endif </text:span><text:span text:style-name="T13">%}</text:span>"<text:span text:style-name="T14">&gt;</text:span></text:p>
      <text:p text:style-name="P10"><text:span text:style-name="T1"><text:s text:c="16"/></text:span><text:span text:style-name="T13">{{</text:span><text:span text:style-name="T4"> </text:span><text:span text:style-name="T1">form_label</text:span><text:span text:style-name="T18">(</text:span><text:span text:style-name="T1">edit_form</text:span><text:span text:style-name="T18">.</text:span><text:span text:style-name="T1">title</text:span><text:span text:style-name="T18">)</text:span><text:span text:style-name="T4"> </text:span><text:span text:style-name="T13">}}</text:span></text:p>
      <text:p text:style-name="P10"><text:span text:style-name="T1"><text:s text:c="16"/></text:span><text:span text:style-name="T13">{{</text:span><text:span text:style-name="T4"> </text:span><text:span text:style-name="T1">form_widget</text:span><text:span text:style-name="T18">(</text:span><text:span text:style-name="T1">edit_form</text:span><text:span text:style-name="T18">.</text:span><text:span text:style-name="T1">title</text:span><text:span text:style-name="T18">,</text:span><text:span text:style-name="T4"> </text:span><text:span text:style-name="T19">{</text:span><text:span text:style-name="T4"> </text:span><text:span text:style-name="T5">'attr'</text:span><text:span text:style-name="T18">:</text:span><text:span text:style-name="T4"> </text:span><text:span text:style-name="T19">{</text:span><text:span text:style-name="T5">'class'</text:span><text:span text:style-name="T18">:</text:span><text:span text:style-name="T4"> </text:span><text:span text:style-name="T5">'form-control'</text:span><text:span text:style-name="T19">}</text:span><text:span text:style-name="T4"> </text:span><text:span text:style-name="T19">}</text:span><text:span text:style-name="T18">)</text:span><text:span text:style-name="T4"> </text:span><text:span text:style-name="T13">}}</text:span></text:p>
      <text:p text:style-name="P10"><text:span text:style-name="T1"><text:s text:c="16"/></text:span><text:span text:style-name="T13">{{</text:span><text:span text:style-name="T4"> </text:span><text:span text:style-name="T1">form_errors</text:span><text:span text:style-name="T18">(</text:span><text:span text:style-name="T1">edit_form</text:span><text:span text:style-name="T18">.</text:span><text:span text:style-name="T1">title</text:span><text:span text:style-name="T18">)</text:span><text:span text:style-name="T4"> </text:span><text:span text:style-name="T13">}}</text:span></text:p>
      <text:p text:style-name="P10"><text:span text:style-name="T1"><text:s text:c="12"/></text:span><text:span text:style-name="T14">&lt;/</text:span><text:span text:style-name="T15">div</text:span><text:span text:style-name="T14">&gt;</text:span></text:p>
      <text:p text:style-name="P10"><text:span text:style-name="T1"><text:s text:c="12"/></text:span><text:span text:style-name="T14">&lt;</text:span><text:span text:style-name="T15">div</text:span> <text:span text:style-name="T16">class</text:span><text:span text:style-name="T1">=</text:span>"<text:span text:style-name="T17">form-group </text:span><text:span text:style-name="T13">{%</text:span><text:span text:style-name="T4"> if </text:span><text:span text:style-name="T1">form_errors</text:span><text:span text:style-name="T18">(</text:span><text:span text:style-name="T1">edit_form</text:span><text:span text:style-name="T18">.</text:span><text:span text:style-name="T1">description</text:span><text:span text:style-name="T18">)</text:span><text:span text:style-name="T4"> </text:span><text:span text:style-name="T13">%}</text:span><text:span text:style-name="T17"> has-error </text:span><text:span text:style-name="T13">{%</text:span><text:span text:style-name="T4"> endif </text:span><text:span text:style-name="T13">%}</text:span>"<text:span text:style-name="T14">&gt;</text:span></text:p>
      <text:p text:style-name="P10"><text:span text:style-name="T1"><text:s text:c="16"/></text:span><text:span text:style-name="T13">{{</text:span><text:span text:style-name="T4"> </text:span><text:span text:style-name="T1">form_label</text:span><text:span text:style-name="T18">(</text:span><text:span text:style-name="T1">edit_form</text:span><text:span text:style-name="T18">.</text:span><text:span text:style-name="T1">description</text:span><text:span text:style-name="T18">)</text:span><text:span text:style-name="T4"> </text:span><text:span text:style-name="T13">}}</text:span></text:p>
      <text:p text:style-name="P10"><text:span text:style-name="T1"><text:s text:c="16"/></text:span><text:span text:style-name="T13">{{</text:span><text:span text:style-name="T4"> </text:span><text:span text:style-name="T1">form_widget</text:span><text:span text:style-name="T18">(</text:span><text:span text:style-name="T1">edit_form</text:span><text:span text:style-name="T18">.</text:span><text:span text:style-name="T1">description</text:span><text:span text:style-name="T18">,</text:span><text:span text:style-name="T4"> </text:span><text:span text:style-name="T19">{</text:span><text:span text:style-name="T4"> </text:span><text:span text:style-name="T5">'attr'</text:span><text:span text:style-name="T18">:</text:span><text:span text:style-name="T4"> </text:span><text:span text:style-name="T19">{</text:span><text:span text:style-name="T5">'class'</text:span><text:span text:style-name="T18">:</text:span><text:span text:style-name="T4"> </text:span><text:span text:style-name="T5">'form-control'</text:span><text:span text:style-name="T19">}</text:span><text:span text:style-name="T4"> </text:span><text:span text:style-name="T19">}</text:span><text:span text:style-name="T18">)</text:span><text:span text:style-name="T4"> </text:span><text:span text:style-name="T13">}}</text:span></text:p>
      <text:p text:style-name="P10"><text:span text:style-name="T1"><text:s text:c="16"/></text:span><text:span text:style-name="T13">{{</text:span><text:span text:style-name="T4"> </text:span><text:span text:style-name="T1">form_errors</text:span><text:span text:style-name="T18">(</text:span><text:span text:style-name="T1">edit_form</text:span><text:span text:style-name="T18">.</text:span><text:span text:style-name="T1">description</text:span><text:span text:style-name="T18">)</text:span><text:span text:style-name="T4"> </text:span><text:span text:style-name="T13">}}</text:span></text:p>
      <text:p text:style-name="P10"><text:span text:style-name="T1"><text:s text:c="12"/></text:span><text:span text:style-name="T14">&lt;/</text:span><text:span text:style-name="T15">div</text:span><text:span text:style-name="T14">&gt;</text:span></text:p>
      <text:p text:style-name="P10"><text:span text:style-name="T1"><text:s text:c="12"/></text:span><text:span text:style-name="T14">&lt;</text:span><text:span text:style-name="T15">div</text:span> <text:span text:style-name="T16">class</text:span><text:span text:style-name="T1">=</text:span>"<text:span text:style-name="T17">form-group </text:span><text:span text:style-name="T13">{%</text:span><text:span text:style-name="T4"> if </text:span><text:span text:style-name="T1">form_errors</text:span><text:span text:style-name="T18">(</text:span><text:span text:style-name="T1">edit_form</text:span><text:span text:style-name="T18">.</text:span><text:span text:style-name="T1">image</text:span><text:span text:style-name="T18">)</text:span><text:span text:style-name="T4"> </text:span><text:span text:style-name="T13">%}</text:span><text:span text:style-name="T17"> has-error </text:span><text:span text:style-name="T13">{%</text:span><text:span text:style-name="T4"> endif </text:span><text:span text:style-name="T13">%}</text:span>"<text:span text:style-name="T14">&gt;</text:span></text:p>
      <text:p text:style-name="P10"><text:span text:style-name="T1"><text:s text:c="16"/></text:span><text:span text:style-name="T13">{{</text:span><text:span text:style-name="T4"> </text:span><text:span text:style-name="T1">form_label</text:span><text:span text:style-name="T18">(</text:span><text:span text:style-name="T1">edit_form</text:span><text:span text:style-name="T18">.</text:span><text:span text:style-name="T1">image</text:span><text:span text:style-name="T18">)</text:span><text:span text:style-name="T4"> </text:span><text:span text:style-name="T13">}}</text:span></text:p>
      <text:p text:style-name="P10"><text:span text:style-name="T1"><text:s text:c="16"/></text:span><text:span text:style-name="T13">{{</text:span><text:span text:style-name="T4"> </text:span><text:span text:style-name="T1">form_widget</text:span><text:span text:style-name="T18">(</text:span><text:span text:style-name="T1">edit_form</text:span><text:span text:style-name="T18">.</text:span><text:span text:style-name="T1">image</text:span><text:span text:style-name="T18">,</text:span><text:span text:style-name="T4"> </text:span><text:span text:style-name="T19">{</text:span><text:span text:style-name="T4"> </text:span><text:span text:style-name="T5">'attr'</text:span><text:span text:style-name="T18">:</text:span><text:span text:style-name="T4"> </text:span><text:span text:style-name="T19">{</text:span><text:span text:style-name="T5">'class'</text:span><text:span text:style-name="T18">:</text:span><text:span text:style-name="T4"> </text:span><text:span text:style-name="T5">'form-control'</text:span><text:span text:style-name="T19">}</text:span><text:span text:style-name="T4"> </text:span><text:span text:style-name="T19">}</text:span><text:span text:style-name="T18">)</text:span><text:span text:style-name="T4"> </text:span><text:span text:style-name="T13">}}</text:span></text:p>
      <text:p text:style-name="P10"><text:span text:style-name="T1"><text:s text:c="16"/></text:span><text:span text:style-name="T13">{{</text:span><text:span text:style-name="T4"> </text:span><text:span text:style-name="T1">form_errors</text:span><text:span text:style-name="T18">(</text:span><text:span text:style-name="T1">edit_form</text:span><text:span text:style-name="T18">.</text:span><text:span text:style-name="T1">image</text:span><text:span text:style-name="T18">)</text:span><text:span text:style-name="T4"> </text:span><text:span text:style-name="T13">}}</text:span></text:p>
      <text:p text:style-name="P10"><text:span text:style-name="T1"><text:s text:c="12"/></text:span><text:span text:style-name="T14">&lt;/</text:span><text:span text:style-name="T15">div</text:span><text:span text:style-name="T14">&gt;</text:span></text:p>
      <text:p text:style-name="P10"><text:span text:style-name="T1"><text:s text:c="12"/></text:span><text:span text:style-name="T14">&lt;</text:span><text:span text:style-name="T15">div</text:span> <text:span text:style-name="T16">class</text:span><text:span text:style-name="T1">=</text:span><text:span text:style-name="T17">"form-group"</text:span><text:span text:style-name="T14">&gt;</text:span></text:p>
      <text:p text:style-name="P10"><text:span text:style-name="T1"><text:s text:c="16"/></text:span><text:span text:style-name="T13">{{</text:span><text:span text:style-name="T4"> </text:span><text:span text:style-name="T1">form_label</text:span><text:span text:style-name="T18">(</text:span><text:span text:style-name="T1">edit_form</text:span><text:span text:style-name="T18">.</text:span><text:span text:style-name="T1">is_active</text:span><text:span text:style-name="T18">)</text:span><text:span text:style-name="T4"> </text:span><text:span text:style-name="T13">}}</text:span></text:p>
      <text:p text:style-name="P10"><text:span text:style-name="T1"><text:s text:c="16"/></text:span><text:span text:style-name="T13">{{</text:span><text:span text:style-name="T4"> </text:span><text:span text:style-name="T1">form_widget</text:span><text:span text:style-name="T18">(</text:span><text:span text:style-name="T1">edit_form</text:span><text:span text:style-name="T18">.</text:span><text:span text:style-name="T1">is_active</text:span><text:span text:style-name="T18">)</text:span><text:span text:style-name="T4"> </text:span><text:span text:style-name="T13">}}</text:span></text:p>
      <text:p text:style-name="P10"><text:span text:style-name="T1"><text:s text:c="16"/></text:span><text:span text:style-name="T13">{{</text:span><text:span text:style-name="T4"> </text:span><text:span text:style-name="T1">form_errors</text:span><text:span text:style-name="T18">(</text:span><text:span text:style-name="T1">edit_form</text:span><text:span text:style-name="T18">.</text:span><text:span text:style-name="T1">is_active</text:span><text:span text:style-name="T18">)</text:span><text:span text:style-name="T4"> </text:span><text:span text:style-name="T13">}}</text:span></text:p>
      <text:p text:style-name="P10"><text:span text:style-name="T1"><text:s text:c="12"/></text:span><text:span text:style-name="T14">&lt;/</text:span><text:span text:style-name="T15">div</text:span><text:span text:style-name="T14">&gt;</text:span></text:p>
      <text:p text:style-name="P10"><text:span text:style-name="T1"><text:s text:c="12"/></text:span><text:span text:style-name="T14">&lt;</text:span><text:span text:style-name="T15">div</text:span> <text:span text:style-name="T16">class</text:span><text:span text:style-name="T1">=</text:span>"<text:span text:style-name="T17">form-group </text:span><text:span text:style-name="T13">{%</text:span><text:span text:style-name="T4"> if </text:span><text:span text:style-name="T1">form_errors</text:span><text:span text:style-name="T18">(</text:span><text:span text:style-name="T1">edit_form</text:span><text:span text:style-name="T18">.</text:span><text:span text:style-name="T1">created_at</text:span><text:span text:style-name="T18">)</text:span><text:span text:style-name="T4"> </text:span><text:span text:style-name="T13">%}</text:span><text:span text:style-name="T17"> has-error </text:span><text:span text:style-name="T13">{%</text:span><text:span text:style-name="T4"> endif </text:span><text:span text:style-name="T13">%}</text:span>"<text:span text:style-name="T14">&gt;</text:span></text:p>
      <text:p text:style-name="P10"><text:span text:style-name="T1"><text:s text:c="16"/></text:span><text:span text:style-name="T13">{{</text:span><text:span text:style-name="T4"> </text:span><text:span text:style-name="T1">form_label</text:span><text:span text:style-name="T18">(</text:span><text:span text:style-name="T1">edit_form</text:span><text:span text:style-name="T18">.</text:span><text:span text:style-name="T1">created_at</text:span><text:span text:style-name="T18">)</text:span><text:span text:style-name="T4"> </text:span><text:span text:style-name="T13">}}</text:span></text:p>
      <text:p text:style-name="P10"><text:span text:style-name="T1"><text:s text:c="16"/></text:span><text:span text:style-name="T13">{{</text:span><text:span text:style-name="T4"> </text:span><text:span text:style-name="T1">form_widget</text:span><text:span text:style-name="T18">(</text:span><text:span text:style-name="T1">edit_form</text:span><text:span text:style-name="T18">.</text:span><text:span text:style-name="T1">created_at</text:span><text:span text:style-name="T18">,</text:span><text:span text:style-name="T4"> </text:span><text:span text:style-name="T19">{</text:span><text:span text:style-name="T4"> </text:span><text:span text:style-name="T5">'attr'</text:span><text:span text:style-name="T18">:</text:span><text:span text:style-name="T4"> </text:span><text:span text:style-name="T19">{</text:span><text:span text:style-name="T5">'class'</text:span><text:span text:style-name="T18">:</text:span><text:span text:style-name="T4"> </text:span><text:span text:style-name="T5">'form-control'</text:span><text:span text:style-name="T19">}</text:span><text:span text:style-name="T4"> </text:span><text:span text:style-name="T19">}</text:span><text:span text:style-name="T18">)</text:span><text:span text:style-name="T4"> </text:span><text:span text:style-name="T13">}}</text:span></text:p>
      <text:p text:style-name="P10"><text:span text:style-name="T1"><text:s text:c="16"/></text:span><text:span text:style-name="T13">{{</text:span><text:span text:style-name="T4"> </text:span><text:span text:style-name="T1">form_errors</text:span><text:span text:style-name="T18">(</text:span><text:span text:style-name="T1">edit_form</text:span><text:span text:style-name="T18">.</text:span><text:span text:style-name="T1">created_at</text:span><text:span text:style-name="T18">)</text:span><text:span text:style-name="T4"> </text:span><text:span text:style-name="T13">}}</text:span></text:p>
      <text:p text:style-name="P10"><text:span text:style-name="T1"><text:s text:c="12"/></text:span><text:span text:style-name="T14">&lt;/</text:span><text:span text:style-name="T15">div</text:span><text:span text:style-name="T14">&gt;</text:span></text:p>
      <text:p text:style-name="P10"><text:span text:style-name="T1"><text:s text:c="12"/></text:span><text:span text:style-name="T14">&lt;</text:span><text:span text:style-name="T15">div</text:span> <text:span text:style-name="T16">class</text:span><text:span text:style-name="T1">=</text:span>"<text:span text:style-name="T17">form-group </text:span><text:span text:style-name="T13">{%</text:span><text:span text:style-name="T4"> if </text:span><text:span text:style-name="T1">form_errors</text:span><text:span text:style-name="T18">(</text:span><text:span text:style-name="T1">edit_form</text:span><text:span text:style-name="T18">.</text:span><text:span text:style-name="T1">updated_at</text:span><text:span text:style-name="T18">)</text:span><text:span text:style-name="T4"> </text:span><text:span text:style-name="T13">%}</text:span><text:span text:style-name="T17"> has-error </text:span><text:span text:style-name="T13">{%</text:span><text:span text:style-name="T4"> endif </text:span><text:span text:style-name="T13">%}</text:span>"<text:span text:style-name="T14">&gt;</text:span></text:p>
      <text:p text:style-name="P10"><text:span text:style-name="T1"><text:s text:c="16"/></text:span><text:span text:style-name="T13">{{</text:span><text:span text:style-name="T4"> </text:span><text:span text:style-name="T1">form_label</text:span><text:span text:style-name="T18">(</text:span><text:span text:style-name="T1">edit_form</text:span><text:span text:style-name="T18">.</text:span><text:span text:style-name="T1">updated_at</text:span><text:span text:style-name="T18">)</text:span><text:span text:style-name="T4"> </text:span><text:span text:style-name="T13">}}</text:span></text:p>
      <text:p text:style-name="P10"><text:span text:style-name="T1"><text:s text:c="16"/></text:span><text:span text:style-name="T13">{{</text:span><text:span text:style-name="T4"> </text:span><text:span text:style-name="T1">form_widget</text:span><text:span text:style-name="T18">(</text:span><text:span text:style-name="T1">edit_form</text:span><text:span text:style-name="T18">.</text:span><text:span text:style-name="T1">updated_at</text:span><text:span text:style-name="T18">,</text:span><text:span text:style-name="T4"> </text:span><text:span text:style-name="T19">{</text:span><text:span text:style-name="T4"> </text:span><text:span text:style-name="T5">'attr'</text:span><text:span text:style-name="T18">:</text:span><text:span text:style-name="T4"> </text:span><text:span text:style-name="T19">{</text:span><text:span text:style-name="T5">'class'</text:span><text:span text:style-name="T18">:</text:span><text:span text:style-name="T4"> </text:span><text:span text:style-name="T5">'form-control'</text:span><text:span text:style-name="T19">}</text:span><text:span text:style-name="T4"> </text:span><text:span text:style-name="T19">}</text:span><text:span text:style-name="T18">)</text:span><text:span text:style-name="T4"> </text:span><text:span text:style-name="T13">}}</text:span></text:p>
      <text:p text:style-name="P10"><text:span text:style-name="T1"><text:s text:c="16"/></text:span><text:span text:style-name="T13">{{</text:span><text:span text:style-name="T4"> </text:span><text:span text:style-name="T1">form_errors</text:span><text:span text:style-name="T18">(</text:span><text:span text:style-name="T1">edit_form</text:span><text:span text:style-name="T18">.</text:span><text:span text:style-name="T1">updated_at</text:span><text:span text:style-name="T18">)</text:span><text:span text:style-name="T4"> </text:span><text:span text:style-name="T13">}}</text:span></text:p>
      <text:p text:style-name="P10"><text:span text:style-name="T1"><text:s text:c="12"/></text:span><text:span text:style-name="T14">&lt;/</text:span><text:span text:style-name="T15">div</text:span><text:span text:style-name="T14">&gt;</text:span></text:p>
      <text:p text:style-name="P10"><text:span text:style-name="T1"><text:s text:c="12"/></text:span><text:span text:style-name="T14">&lt;</text:span><text:span text:style-name="T15">div</text:span> <text:span text:style-name="T16">class</text:span><text:span text:style-name="T1">=</text:span><text:span text:style-name="T17">"form-group"</text:span><text:span text:style-name="T14">&gt;</text:span></text:p>
      <text:p text:style-name="P10"><text:span text:style-name="T1"><text:s text:c="16"/></text:span><text:span text:style-name="T13">{{</text:span><text:span text:style-name="T4"> </text:span><text:span text:style-name="T1">form_widget</text:span><text:span text:style-name="T18">(</text:span><text:span text:style-name="T1">edit_form</text:span><text:span text:style-name="T18">.</text:span><text:span text:style-name="T1">submit</text:span><text:span text:style-name="T18">,</text:span><text:span text:style-name="T4"> </text:span><text:span text:style-name="T19">{</text:span><text:span text:style-name="T4"> </text:span><text:span text:style-name="T5">'attr'</text:span><text:span text:style-name="T18">:</text:span><text:span text:style-name="T4"> </text:span><text:span text:style-name="T19">{</text:span><text:span text:style-name="T5">'class'</text:span><text:span text:style-name="T18">:</text:span><text:span text:style-name="T4"> </text:span><text:span text:style-name="T5">'btn btn-default'</text:span><text:span text:style-name="T19">}</text:span><text:span text:style-name="T4"> </text:span><text:span text:style-name="T19">}</text:span><text:span text:style-name="T18">)</text:span><text:span text:style-name="T4"> </text:span><text:span text:style-name="T13">}}</text:span></text:p>
      <text:p text:style-name="P10"><text:span text:style-name="T1"><text:s text:c="16"/></text:span><text:span text:style-name="T14">&lt;</text:span><text:span text:style-name="T15">a</text:span> <text:span text:style-name="T16">class</text:span><text:span text:style-name="T1">=</text:span><text:span text:style-name="T17">"btn btn-default"</text:span> <text:span text:style-name="T16">href</text:span><text:span text:style-name="T1">=</text:span>"<text:span text:style-name="T13">{{</text:span><text:span text:style-name="T4"> </text:span><text:span text:style-name="T1">path</text:span><text:span text:style-name="T18">(</text:span><text:span text:style-name="T5">'application_admin_category'</text:span><text:span text:style-name="T18">)</text:span><text:span text:style-name="T4"> </text:span><text:span text:style-name="T13">}}</text:span>"<text:span text:style-name="T14">&gt;</text:span><text:span text:style-name="T1">Back to the list</text:span><text:span text:style-name="T14">&lt;/</text:span><text:span text:style-name="T15">a</text:span><text:span text:style-name="T14">&gt;</text:span></text:p>
      <text:p text:style-name="P10"><text:span text:style-name="T1"><text:s text:c="16"/></text:span><text:span text:style-name="T14">&lt;</text:span><text:span text:style-name="T15">a</text:span> <text:span text:style-name="T16">class</text:span><text:span text:style-name="T1">=</text:span><text:span text:style-name="T17">"btn btn-danger"</text:span> <text:span text:style-name="T16">href</text:span><text:span text:style-name="T1">=</text:span>"<text:span text:style-name="T13">{{</text:span><text:span text:style-name="T4"> </text:span><text:span text:style-name="T1">path</text:span><text:span text:style-name="T18">(</text:span><text:span text:style-name="T5">'application_admin_category_remove'</text:span><text:span text:style-name="T18">,</text:span><text:span text:style-name="T4"> </text:span><text:span text:style-name="T19">{</text:span><text:span text:style-name="T4"> </text:span><text:span text:style-name="T5">'id'</text:span><text:span text:style-name="T18">:</text:span><text:span text:style-name="T4"> </text:span><text:span text:style-name="T1">entity</text:span><text:span text:style-name="T18">.</text:span><text:span text:style-name="T1">id</text:span><text:span text:style-name="T4"> </text:span><text:span text:style-name="T19">}</text:span><text:span text:style-name="T18">)</text:span><text:span text:style-name="T4"> </text:span><text:span text:style-name="T13">}}</text:span>" <text:span text:style-name="T16">onclick</text:span><text:span text:style-name="T1">=</text:span>"<text:span text:style-name="T17">if(!confirm('</text:span><text:span text:style-name="T13">{%</text:span><text:span text:style-name="T4"> trans </text:span><text:span text:style-name="T13">%}</text:span><text:span text:style-name="T17">Are you sure?</text:span><text:span text:style-name="T13">{%</text:span><text:span text:style-name="T4"> endtrans </text:span><text:span text:style-name="T13">%}</text:span><text:span text:style-name="T17">')) </text:span><text:span text:style-name="T1">{</text:span> <text:span text:style-name="T16">return</text:span> <text:span text:style-name="T16">false</text:span><text:span text:style-name="T1">;</text:span> }"<text:span text:style-name="T14">&gt;</text:span><text:span text:style-name="T1">Delete</text:span><text:span text:style-name="T14">&lt;/</text:span><text:span text:style-name="T15">a</text:span><text:span text:style-name="T14">&gt;</text:span></text:p>
      <text:p text:style-name="P10"><text:span text:style-name="T1"><text:s text:c="12"/></text:span><text:span text:style-name="T14">&lt;/</text:span><text:span text:style-name="T15">div</text:span><text:span text:style-name="T14">&gt;</text:span></text:p>
      <text:p text:style-name="P10"/>
      <text:p text:style-name="P10"><text:span text:style-name="T1"><text:s text:c="8"/></text:span><text:span text:style-name="T13">{{</text:span><text:span text:style-name="T4"> </text:span><text:span text:style-name="T1">form_end</text:span><text:span text:style-name="T18">(</text:span><text:span text:style-name="T1">edit_form</text:span><text:span text:style-name="T18">)</text:span><text:span text:style-name="T4"> </text:span><text:span text:style-name="T13">}}</text:span></text:p>
      <text:p text:style-name="P10"/>
      <text:p text:style-name="P10"><text:span text:style-name="T1"><text:s text:c="8"/></text:span><text:span text:style-name="T14">&lt;/</text:span><text:span text:style-name="T15">div</text:span><text:span text:style-name="T14">&gt;</text:span></text:p>
      <text:p text:style-name="P10"><text:span text:style-name="T1"><text:s text:c="4"/></text:span><text:span text:style-name="T14">&lt;/</text:span><text:span text:style-name="T15">div</text:span><text:span text:style-name="T14">&gt;</text:span></text:p>
      <text:p text:style-name="P10"><text:span text:style-name="T14">&lt;/</text:span><text:span text:style-name="T15">div</text:span><text:span text:style-name="T14">&gt;</text:span></text:p>
      <text:p text:style-name="P10"><text:span text:style-name="T13">{%</text:span><text:span text:style-name="T4"> endblock </text:span><text:span text:style-name="T13">%}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13M30S</meta:editing-duration>
    <meta:editing-cycles>44</meta:editing-cycles>
    <meta:generator>OpenOffice.org/3.3$Win32 OpenOffice.org_project/330m20$Build-9567</meta:generator>
    <dc:date>2015-08-12T15:48:40.47</dc:date>
    <dc:creator>szymon idczak</dc:creator>
    <meta:document-statistic meta:table-count="0" meta:image-count="0" meta:object-count="0" meta:page-count="10" meta:paragraph-count="472" meta:word-count="1610" meta:character-count="19172"/>
    <meta:user-defined meta:name="Info 1"/>
    <meta:user-defined meta:name="Info 2"/>
    <meta:user-defined meta:name="Info 3"/>
    <meta:user-defined meta:name="Info 4"/>
  </office:meta>
</office:document-meta>
</file>